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Tabulka18" style:family="table">
      <style:table-properties style:width="17cm" table:align="margins"/>
    </style:style>
    <style:style style:name="Tabulka18.A" style:family="table-column">
      <style:table-column-properties style:column-width="2.833cm" style:rel-column-width="10920*"/>
    </style:style>
    <style:style style:name="Tabulka18.B" style:family="table-column">
      <style:table-column-properties style:column-width="6.579cm" style:rel-column-width="25362*"/>
    </style:style>
    <style:style style:name="Tabulka18.C" style:family="table-column">
      <style:table-column-properties style:column-width="3.156cm" style:rel-column-width="12164*"/>
    </style:style>
    <style:style style:name="Tabulka18.D" style:family="table-column">
      <style:table-column-properties style:column-width="4.433cm" style:rel-column-width="17089*"/>
    </style:style>
    <style:style style:name="Tabulka18.A1" style:family="table-cell">
      <style:table-cell-properties fo:padding="0.097cm" fo:border-left="0.05pt solid #000000" fo:border-right="none" fo:border-top="0.05pt solid #000000" fo:border-bottom="0.05pt solid #000000"/>
    </style:style>
    <style:style style:name="Tabulka18.D1" style:family="table-cell">
      <style:table-cell-properties fo:padding="0.097cm" fo:border="0.05pt solid #000000"/>
    </style:style>
    <style:style style:name="Tabulka18.A2" style:family="table-cell">
      <style:table-cell-properties fo:padding="0.097cm" fo:border-left="0.05pt solid #000000" fo:border-right="none" fo:border-top="none" fo:border-bottom="0.05pt solid #000000"/>
    </style:style>
    <style:style style:name="Tabulka18.D2" style:family="table-cell">
      <style:table-cell-properties fo:padding="0.097cm" fo:border-left="0.05pt solid #000000" fo:border-right="0.05pt solid #000000" fo:border-top="none" fo:border-bottom="0.05pt solid #000000"/>
    </style:style>
    <style:style style:name="Tabulka18.A67" style:family="table-cell">
      <style:table-cell-properties fo:padding="0.097cm" fo:border-left="0.05pt solid #000000" fo:border-right="none" fo:border-top="none" fo:border-bottom="none"/>
    </style:style>
    <style:style style:name="Tabulka18.D67" style:family="table-cell">
      <style:table-cell-properties fo:padding="0.097cm" fo:border-left="0.05pt solid #000000" fo:border-right="0.05pt solid #000000" fo:border-top="none" fo:border-bottom="none"/>
    </style:style>
    <style:style style:name="Tabulka19" style:family="table">
      <style:table-properties style:width="17.013cm" fo:margin-left="0cm" table:align="left"/>
    </style:style>
    <style:style style:name="Tabulka19.A" style:family="table-column">
      <style:table-column-properties style:column-width="3.757cm"/>
    </style:style>
    <style:style style:name="Tabulka19.B" style:family="table-column">
      <style:table-column-properties style:column-width="5.653cm"/>
    </style:style>
    <style:style style:name="Tabulka19.C" style:family="table-column">
      <style:table-column-properties style:column-width="3.156cm"/>
    </style:style>
    <style:style style:name="Tabulka19.D" style:family="table-column">
      <style:table-column-properties style:column-width="4.447cm"/>
    </style:style>
    <style:style style:name="Tabulka19.A1" style:family="table-cell">
      <style:table-cell-properties fo:padding="0.097cm" fo:border-left="0.05pt solid #000000" fo:border-right="none" fo:border-top="0.05pt solid #000000" fo:border-bottom="0.05pt solid #000000"/>
    </style:style>
    <style:style style:name="Tabulka19.D1" style:family="table-cell">
      <style:table-cell-properties fo:padding="0.097cm" fo:border="0.05pt solid #000000"/>
    </style:style>
    <style:style style:name="Tabulka19.A2" style:family="table-cell">
      <style:table-cell-properties fo:padding="0.097cm" fo:border-left="0.05pt solid #000000" fo:border-right="none" fo:border-top="none" fo:border-bottom="0.05pt solid #000000"/>
    </style:style>
    <style:style style:name="Tabulka19.D2" style:family="table-cell">
      <style:table-cell-properties fo:padding="0.097cm" fo:border-left="0.05pt solid #000000" fo:border-right="0.05pt solid #000000" fo:border-top="none" fo:border-bottom="0.05pt solid #000000"/>
    </style:style>
    <style:style style:name="Tabulka20" style:family="table">
      <style:table-properties style:width="17.013cm" fo:margin-left="0cm" fo:margin-right="-0.012cm" table:align="margins"/>
    </style:style>
    <style:style style:name="Tabulka20.A" style:family="table-column">
      <style:table-column-properties style:column-width="2.196cm" style:rel-column-width="8459*"/>
    </style:style>
    <style:style style:name="Tabulka20.B" style:family="table-column">
      <style:table-column-properties style:column-width="14.817cm" style:rel-column-width="57076*"/>
    </style:style>
    <style:style style:name="Tabulka20.A1" style:family="table-cell">
      <style:table-cell-properties fo:padding="0.097cm" fo:border-left="0.05pt solid #000000" fo:border-right="none" fo:border-top="0.05pt solid #000000" fo:border-bottom="0.05pt solid #000000"/>
    </style:style>
    <style:style style:name="Tabulka20.B1" style:family="table-cell">
      <style:table-cell-properties fo:padding="0.097cm" fo:border="0.05pt solid #000000"/>
    </style:style>
    <style:style style:name="Tabulka20.A2" style:family="table-cell">
      <style:table-cell-properties fo:padding="0.097cm" fo:border-left="0.05pt solid #000000" fo:border-right="none" fo:border-top="none" fo:border-bottom="0.05pt solid #000000"/>
    </style:style>
    <style:style style:name="Tabulka20.B2" style:family="table-cell">
      <style:table-cell-properties fo:padding="0.097cm" fo:border-left="0.05pt solid #000000" fo:border-right="0.05pt solid #000000" fo:border-top="none" fo:border-bottom="0.05pt solid #000000"/>
    </style:style>
    <style:style style:name="Tabulka21" style:family="table">
      <style:table-properties style:width="17cm" table:align="margins"/>
    </style:style>
    <style:style style:name="Tabulka21.A" style:family="table-column">
      <style:table-column-properties style:column-width="5.667cm" style:rel-column-width="21845*"/>
    </style:style>
    <style:style style:name="Tabulka21.A1" style:family="table-cell">
      <style:table-cell-properties fo:padding="0.097cm" fo:border-left="0.05pt solid #000000" fo:border-right="none" fo:border-top="0.05pt solid #000000" fo:border-bottom="0.05pt solid #000000"/>
    </style:style>
    <style:style style:name="Tabulka21.C1" style:family="table-cell">
      <style:table-cell-properties fo:padding="0.097cm" fo:border="0.05pt solid #000000"/>
    </style:style>
    <style:style style:name="Tabulka21.A2" style:family="table-cell">
      <style:table-cell-properties fo:padding="0.097cm" fo:border-left="0.05pt solid #000000" fo:border-right="none" fo:border-top="none" fo:border-bottom="0.05pt solid #000000"/>
    </style:style>
    <style:style style:name="Tabulka2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Table_20_Contents">
      <style:text-properties fo:language="en" fo:country="US"/>
    </style:style>
    <style:style style:name="P40" style:family="paragraph" style:parent-style-name="Heading_20_2">
      <style:text-properties fo:language="en" fo:country="US"/>
    </style:style>
    <style:style style:name="P41" style:family="paragraph" style:parent-style-name="Footnote">
      <style:text-properties fo:language="en" fo:country="US" fo:background-color="#ffff00"/>
    </style:style>
    <style:style style:name="P42" style:family="paragraph" style:parent-style-name="Text_20_body">
      <style:text-properties fo:language="en" fo:country="US"/>
    </style:style>
    <style:style style:name="P43" style:family="paragraph" style:parent-style-name="Text_20_body">
      <style:text-properties fo:language="en" fo:country="US" fo:font-weight="bold" style:font-weight-asian="bold" style:font-weight-complex="bold"/>
    </style:style>
    <style:style style:name="P44" style:family="paragraph" style:parent-style-name="Text_20_body" style:list-style-name="L1">
      <style:text-properties fo:language="en" fo:country="US" fo:font-weight="bold" style:font-weight-asian="bold" style:font-weight-complex="bold"/>
    </style:style>
    <style:style style:name="P45" style:family="paragraph" style:parent-style-name="Text_20_body">
      <style:paragraph-properties fo:text-align="end" style:justify-single-word="false"/>
      <style:text-properties fo:language="en" fo:country="US" fo:font-weight="bold" style:font-weight-asian="bold" style:font-weight-complex="bold"/>
    </style:style>
    <style:style style:name="P46" style:family="paragraph" style:parent-style-name="Text_20_body">
      <style:paragraph-properties fo:text-align="start" style:justify-single-word="false"/>
      <style:text-properties fo:language="en" fo:country="US" fo:font-weight="bold" style:font-weight-asian="bold" style:font-weight-complex="bold"/>
    </style:style>
    <style:style style:name="P47"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8" style:family="paragraph" style:parent-style-name="Text_20_body">
      <style:text-properties fo:language="en" fo:country="US" fo:font-style="normal" style:font-style-asian="normal" style:font-style-complex="normal"/>
    </style:style>
    <style:style style:name="P49" style:family="paragraph" style:parent-style-name="Text_20_body">
      <style:paragraph-properties fo:text-align="start" style:justify-single-word="false"/>
      <style:text-properties fo:language="en" fo:country="US" fo:font-style="normal" style:font-style-asian="normal" style:font-style-complex="normal"/>
    </style:style>
    <style:style style:name="P50"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5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52" style:family="paragraph" style:parent-style-name="Text_20_body">
      <style:text-properties fo:language="en" fo:country="US" fo:background-color="#ffff00"/>
    </style:style>
    <style:style style:name="P53" style:family="paragraph" style:parent-style-name="Text_20_body">
      <style:paragraph-properties fo:text-align="start" style:justify-single-word="false"/>
      <style:text-properties fo:language="en" fo:country="US" fo:background-color="#ffff00"/>
    </style:style>
    <style:style style:name="P54" style:family="paragraph" style:parent-style-name="Text_20_body">
      <style:paragraph-properties fo:text-align="start" style:justify-single-word="false"/>
      <style:text-properties fo:language="en" fo:country="US" fo:background-color="transparent"/>
    </style:style>
    <style:style style:name="P55" style:family="paragraph" style:parent-style-name="Text_20_body" style:list-style-name="L2">
      <style:text-properties fo:language="en" fo:country="US"/>
    </style:style>
    <style:style style:name="P56" style:family="paragraph" style:parent-style-name="Text_20_body">
      <style:paragraph-properties fo:text-align="end" style:justify-single-word="false"/>
      <style:text-properties fo:language="en" fo:country="US"/>
    </style:style>
    <style:style style:name="P57" style:family="paragraph" style:parent-style-name="Text_20_body">
      <style:text-properties fo:language="en" fo:country="US" fo:font-style="italic" style:font-style-asian="italic" style:font-style-complex="italic"/>
    </style:style>
    <style:style style:name="P58" style:family="paragraph" style:parent-style-name="Text_20_body">
      <style:text-properties fo:language="en" fo:country="US" fo:font-style="italic" fo:background-color="#ffff00" style:font-style-asian="italic" style:font-style-complex="italic"/>
    </style:style>
    <style:style style:name="P59"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60" style:family="paragraph" style:parent-style-name="Text_20_body" style:list-style-name="L3">
      <style:text-properties fo:language="en" fo:country="US"/>
    </style:style>
    <style:style style:name="P61" style:family="paragraph" style:parent-style-name="Text_20_body">
      <style:paragraph-properties fo:text-align="start" style:justify-single-word="false"/>
      <style:text-properties fo:language="en" fo:country="US"/>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language="cs" fo:country="CZ"/>
    </style:style>
    <style:style style:name="P64" style:family="paragraph" style:parent-style-name="Text_20_body">
      <style:paragraph-properties fo:text-align="end" style:justify-single-word="false"/>
      <style:text-properties fo:language="cs" fo:country="CZ"/>
    </style:style>
    <style:style style:name="P65" style:family="paragraph" style:parent-style-name="Text_20_body">
      <style:text-properties fo:language="cs" fo:country="CZ" fo:font-style="italic" style:font-style-asian="italic" style:font-style-complex="italic"/>
    </style:style>
    <style:style style:name="P66" style:family="paragraph" style:parent-style-name="Text_20_body">
      <style:paragraph-properties fo:text-align="start" style:justify-single-word="false"/>
      <style:text-properties style:use-window-font-color="true" style:font-name="Times New Roman"/>
    </style:style>
    <style:style style:name="P67" style:family="paragraph" style:parent-style-name="Text_20_body">
      <style:paragraph-properties fo:text-align="end" style:justify-single-word="false"/>
    </style:style>
    <style:style style:name="P68" style:family="paragraph" style:parent-style-name="Text_20_body">
      <style:text-properties fo:background-color="#ffff00"/>
    </style:style>
    <style:style style:name="P69" style:family="paragraph" style:parent-style-name="Text_20_body" style:list-style-name="L2">
      <style:paragraph-properties fo:margin-left="2.501cm" fo:margin-right="0cm" fo:text-indent="-0.635cm" style:auto-text-indent="false"/>
      <style:text-properties fo:language="en" fo:country="US"/>
    </style:style>
    <style:style style:name="P70"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4">form<text:span text:style-name="T1"> – the word form as in the original text</text:span></text:p>
        </text:list-item>
        <text:list-item>
          <text:p text:style-name="P44">lemma<text:span text:style-name="T1"> – the base form of the paradigm (same as form if no morphology)</text:span></text:p>
        </text:list-item>
        <text:list-item>
          <text:p text:style-name="P44">tag<text:span text:style-name="T1"> (also known as </text:span>m-tag<text:span text:style-name="T1">) – part of speech and morphosyntactic features</text:span></text:p>
        </text:list-item>
        <text:list-item>
          <text:p text:style-name="P44">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4">afun<text:span text:style-name="T1"> (also known as </text:span>deprel<text:span text:style-name="T1"> or </text:span>s-tag<text:span text:style-name="T1">) – label of the dependency relation; typically marks the function of the child node with respect to the parent node; sometimes encodes other technical details of the tree</text:span></text:p>
        </text:list-item>
        <text:list-item>
          <text:p text:style-name="P44">member<text:span text:style-name="T1"> – binary value: is the node member of a paratactic structure (e.g. coordination)?</text:span></text:p>
        </text:list-item>
      </text:list>
      <text:h text:style-name="P40"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40"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Tamil</text:h>
      <text:p text:style-name="P1">The data come from TamilTB. (See <text:a xlink:type="simple" xlink:href="https://wiki.ufal.ms.mff.cuni.cz/user:zeman:treebanks:ta">https://wiki.ufal.ms.mff.cuni.cz/user:zeman:treebanks:ta</text:a>.) There are 33 distinct afun values, mostly taken from the Czech PDT. However, 6 of them are unique to TamilTB:</text:p>
      <table:table table:name="Tabulka20" table:style-name="Tabulka20">
        <table:table-column table:style-name="Tabulka20.A"/>
        <table:table-column table:style-name="Tabulka20.B"/>
        <table:table-row>
          <table:table-cell table:style-name="Tabulka20.A1" office:value-type="string">
            <text:p text:style-name="P22">AAdjn</text:p>
          </table:table-cell>
          <table:table-cell table:style-name="Tabulka20.B1" office:value-type="string">
            <text:p text:style-name="P7">Adverbial adjunct</text:p>
          </table:table-cell>
        </table:table-row>
        <table:table-row>
          <table:table-cell table:style-name="Tabulka20.A2" office:value-type="string">
            <text:p text:style-name="P22">AComp</text:p>
          </table:table-cell>
          <table:table-cell table:style-name="Tabulka20.B2" office:value-type="string">
            <text:p text:style-name="P7">Adverbial complement</text:p>
          </table:table-cell>
        </table:table-row>
        <table:table-row>
          <table:table-cell table:style-name="Tabulka20.A2" office:value-type="string">
            <text:p text:style-name="P22">AdjAtr</text:p>
          </table:table-cell>
          <table:table-cell table:style-name="Tabulka20.B2" office:value-type="string">
            <text:p text:style-name="P7">Adjectival participial or adjectivized verb</text:p>
          </table:table-cell>
        </table:table-row>
        <table:table-row>
          <table:table-cell table:style-name="Tabulka20.A2" office:value-type="string">
            <text:p text:style-name="P22">AuxA</text:p>
          </table:table-cell>
          <table:table-cell table:style-name="Tabulka20.B2" office:value-type="string">
            <text:p text:style-name="P49">Determiner</text:p>
          </table:table-cell>
        </table:table-row>
        <table:table-row>
          <table:table-cell table:style-name="Tabulka20.A2" office:value-type="string">
            <text:p text:style-name="P22">CC</text:p>
          </table:table-cell>
          <table:table-cell table:style-name="Tabulka20.B2" office:value-type="string">
            <text:p text:style-name="P49">Part of a word</text:p>
          </table:table-cell>
        </table:table-row>
        <table:table-row>
          <table:table-cell table:style-name="Tabulka20.A2" office:value-type="string">
            <text:p text:style-name="P22">Comp</text:p>
          </table:table-cell>
          <table:table-cell table:style-name="Tabulka20.B2" office:value-type="string">
            <text:p text:style-name="P66"><text:span text:style-name="T29">Complement other than attaching to verbs</text:span></text:p>
          </table:table-cell>
        </table:table-row>
      </table:table>
      <text:p text:style-name="P1"/>
      <text:p text:style-name="P1">The list of afuns follows. Again, the “_M” suffixes denote membership in paratactic structures (coordination, apposition).</text:p>
      <table:table table:name="Tabulka21" table:style-name="Tabulka21">
        <table:table-column table:style-name="Tabulka21.A" table:number-columns-repeated="3"/>
        <table:table-header-rows>
          <table:table-row>
            <table:table-cell table:style-name="Tabulka21.A1" office:value-type="string">
              <text:p text:style-name="P2">Input tag</text:p>
            </table:table-cell>
            <table:table-cell table:style-name="Tabulka21.A1" office:value-type="string">
              <text:p text:style-name="P3">Frequency</text:p>
            </table:table-cell>
            <table:table-cell table:style-name="Tabulka21.C1" office:value-type="string">
              <text:p text:style-name="P4">Output tag</text:p>
            </table:table-cell>
          </table:table-row>
        </table:table-header-rows>
        <table:table-row>
          <table:table-cell table:style-name="Tabulka21.A2" office:value-type="string">
            <text:p text:style-name="Text_20_body"><text:span text:style-name="T2">Atr</text:span></text:p>
          </table:table-cell>
          <table:table-cell table:style-name="Tabulka21.A2" office:value-type="string">
            <text:p text:style-name="P19"><text:span text:style-name="T2">2441</text:span></text:p>
          </table:table-cell>
          <table:table-cell table:style-name="Tabulka21.C2" office:value-type="string">
            <text:p text:style-name="P7">Atr</text:p>
          </table:table-cell>
        </table:table-row>
        <table:table-row>
          <table:table-cell table:style-name="Tabulka21.A2" office:value-type="string">
            <text:p text:style-name="P68"><text:span text:style-name="T2">AAdjn</text:span></text:p>
          </table:table-cell>
          <table:table-cell table:style-name="Tabulka21.A2" office:value-type="string">
            <text:p text:style-name="P19"><text:span text:style-name="T2">1241</text:span></text:p>
          </table:table-cell>
          <table:table-cell table:style-name="Tabulka21.C2" office:value-type="string">
            <text:p text:style-name="P9">AAdjn</text:p>
          </table:table-cell>
        </table:table-row>
        <table:table-row>
          <table:table-cell table:style-name="Tabulka21.A2" office:value-type="string">
            <text:p text:style-name="Text_20_body"><text:span text:style-name="T2">Obj</text:span></text:p>
          </table:table-cell>
          <table:table-cell table:style-name="Tabulka21.A2" office:value-type="string">
            <text:p text:style-name="P19"><text:span text:style-name="T2">878</text:span></text:p>
          </table:table-cell>
          <table:table-cell table:style-name="Tabulka21.C2" office:value-type="string">
            <text:p text:style-name="P7">Obj</text:p>
          </table:table-cell>
        </table:table-row>
        <table:table-row>
          <table:table-cell table:style-name="Tabulka21.A2" office:value-type="string">
            <text:p text:style-name="Text_20_body"><text:span text:style-name="T2">Sb</text:span></text:p>
          </table:table-cell>
          <table:table-cell table:style-name="Tabulka21.A2" office:value-type="string">
            <text:p text:style-name="P19"><text:span text:style-name="T2">656</text:span></text:p>
          </table:table-cell>
          <table:table-cell table:style-name="Tabulka21.C2" office:value-type="string">
            <text:p text:style-name="P7">Sb</text:p>
          </table:table-cell>
        </table:table-row>
        <table:table-row>
          <table:table-cell table:style-name="Tabulka21.A2" office:value-type="string">
            <text:p text:style-name="Text_20_body"><text:span text:style-name="T2">AuxK</text:span></text:p>
          </table:table-cell>
          <table:table-cell table:style-name="Tabulka21.A2" office:value-type="string">
            <text:p text:style-name="P19"><text:span text:style-name="T2">617</text:span></text:p>
          </table:table-cell>
          <table:table-cell table:style-name="Tabulka21.C2" office:value-type="string">
            <text:p text:style-name="P7">AuxK</text:p>
          </table:table-cell>
        </table:table-row>
        <table:table-row>
          <table:table-cell table:style-name="Tabulka21.A2" office:value-type="string">
            <text:p text:style-name="Text_20_body"><text:span text:style-name="T2">AuxV</text:span></text:p>
          </table:table-cell>
          <table:table-cell table:style-name="Tabulka21.A2" office:value-type="string">
            <text:p text:style-name="P19"><text:span text:style-name="T2">601</text:span></text:p>
          </table:table-cell>
          <table:table-cell table:style-name="Tabulka21.C2" office:value-type="string">
            <text:p text:style-name="P7">AuxV</text:p>
          </table:table-cell>
        </table:table-row>
        <table:table-row>
          <table:table-cell table:style-name="Tabulka21.A2" office:value-type="string">
            <text:p text:style-name="Text_20_body"><text:span text:style-name="T2">Pred</text:span></text:p>
          </table:table-cell>
          <table:table-cell table:style-name="Tabulka21.A2" office:value-type="string">
            <text:p text:style-name="P19"><text:span text:style-name="T2">577</text:span></text:p>
          </table:table-cell>
          <table:table-cell table:style-name="Tabulka21.C2" office:value-type="string">
            <text:p text:style-name="P7">Pred</text:p>
          </table:table-cell>
        </table:table-row>
        <table:table-row>
          <table:table-cell table:style-name="Tabulka21.A2" office:value-type="string">
            <text:p text:style-name="P68"><text:span text:style-name="T2">AComp</text:span></text:p>
          </table:table-cell>
          <table:table-cell table:style-name="Tabulka21.A2" office:value-type="string">
            <text:p text:style-name="P19"><text:span text:style-name="T2">388</text:span></text:p>
          </table:table-cell>
          <table:table-cell table:style-name="Tabulka21.C2" office:value-type="string">
            <text:p text:style-name="P9">AComp</text:p>
          </table:table-cell>
        </table:table-row>
        <table:table-row>
          <table:table-cell table:style-name="Tabulka21.A2" office:value-type="string">
            <text:p text:style-name="P68"><text:span text:style-name="T2">AdjAtr</text:span></text:p>
          </table:table-cell>
          <table:table-cell table:style-name="Tabulka21.A2" office:value-type="string">
            <text:p text:style-name="P19"><text:span text:style-name="T2">338</text:span></text:p>
          </table:table-cell>
          <table:table-cell table:style-name="Tabulka21.C2" office:value-type="string">
            <text:p text:style-name="P9">AdjAtr</text:p>
          </table:table-cell>
        </table:table-row>
        <table:table-row>
          <table:table-cell table:style-name="Tabulka21.A2" office:value-type="string">
            <text:p text:style-name="Text_20_body"><text:span text:style-name="T2">AuxP</text:span></text:p>
          </table:table-cell>
          <table:table-cell table:style-name="Tabulka21.A2" office:value-type="string">
            <text:p text:style-name="P19"><text:span text:style-name="T2">276</text:span></text:p>
          </table:table-cell>
          <table:table-cell table:style-name="Tabulka21.C2" office:value-type="string">
            <text:p text:style-name="P7">AuxP</text:p>
          </table:table-cell>
        </table:table-row>
        <table:table-row>
          <table:table-cell table:style-name="Tabulka21.A2" office:value-type="string">
            <text:p text:style-name="Text_20_body"><text:span text:style-name="T2">AuxX</text:span></text:p>
          </table:table-cell>
          <table:table-cell table:style-name="Tabulka21.A2" office:value-type="string">
            <text:p text:style-name="P19"><text:span text:style-name="T2">270</text:span></text:p>
          </table:table-cell>
          <table:table-cell table:style-name="Tabulka21.C2" office:value-type="string">
            <text:p text:style-name="P7">AuxX</text:p>
          </table:table-cell>
        </table:table-row>
        <table:table-row>
          <table:table-cell table:style-name="Tabulka21.A2" office:value-type="string">
            <text:p text:style-name="Text_20_body"><text:span text:style-name="T2">AuxC</text:span></text:p>
          </table:table-cell>
          <table:table-cell table:style-name="Tabulka21.A2" office:value-type="string">
            <text:p text:style-name="P19"><text:span text:style-name="T2">245</text:span></text:p>
          </table:table-cell>
          <table:table-cell table:style-name="Tabulka21.C2" office:value-type="string">
            <text:p text:style-name="P7">AuxC</text:p>
          </table:table-cell>
        </table:table-row>
        <table:table-row>
          <table:table-cell table:style-name="Tabulka21.A2" office:value-type="string">
            <text:p text:style-name="Text_20_body"><text:span text:style-name="T2">AuxZ</text:span></text:p>
          </table:table-cell>
          <table:table-cell table:style-name="Tabulka21.A2" office:value-type="string">
            <text:p text:style-name="P19"><text:span text:style-name="T2">232</text:span></text:p>
          </table:table-cell>
          <table:table-cell table:style-name="Tabulka21.C2" office:value-type="string">
            <text:p text:style-name="P7">AuxZ</text:p>
          </table:table-cell>
        </table:table-row>
        <table:table-row>
          <table:table-cell table:style-name="Tabulka21.A2" office:value-type="string">
            <text:p text:style-name="Text_20_body"><text:span text:style-name="T2">Atr_M</text:span></text:p>
          </table:table-cell>
          <table:table-cell table:style-name="Tabulka21.A2" office:value-type="string">
            <text:p text:style-name="P19"><text:span text:style-name="T2">214</text:span></text:p>
          </table:table-cell>
          <table:table-cell table:style-name="Tabulka21.C2" office:value-type="string">
            <text:p text:style-name="P7">Atr</text:p>
          </table:table-cell>
        </table:table-row>
        <table:table-row>
          <table:table-cell table:style-name="Tabulka21.A2" office:value-type="string">
            <text:p text:style-name="Text_20_body"><text:span text:style-name="T2">Coord</text:span></text:p>
          </table:table-cell>
          <table:table-cell table:style-name="Tabulka21.A2" office:value-type="string">
            <text:p text:style-name="P19"><text:span text:style-name="T2">156</text:span></text:p>
          </table:table-cell>
          <table:table-cell table:style-name="Tabulka21.C2" office:value-type="string">
            <text:p text:style-name="P7">Coord</text:p>
          </table:table-cell>
        </table:table-row>
        <table:table-row>
          <table:table-cell table:style-name="Tabulka21.A2" office:value-type="string">
            <text:p text:style-name="P68"><text:span text:style-name="T2">AuxA</text:span></text:p>
          </table:table-cell>
          <table:table-cell table:style-name="Tabulka21.A2" office:value-type="string">
            <text:p text:style-name="P19"><text:span text:style-name="T2">100</text:span></text:p>
          </table:table-cell>
          <table:table-cell table:style-name="Tabulka21.C2" office:value-type="string">
            <text:p text:style-name="P9">AuxA</text:p>
          </table:table-cell>
        </table:table-row>
        <text:soft-page-break/>
        <table:table-row>
          <table:table-cell table:style-name="Tabulka21.A2" office:value-type="string">
            <text:p text:style-name="Text_20_body"><text:span text:style-name="T2">AuxG</text:span></text:p>
          </table:table-cell>
          <table:table-cell table:style-name="Tabulka21.A2" office:value-type="string">
            <text:p text:style-name="P19"><text:span text:style-name="T2">56</text:span></text:p>
          </table:table-cell>
          <table:table-cell table:style-name="Tabulka21.C2" office:value-type="string">
            <text:p text:style-name="P7">AuxG</text:p>
          </table:table-cell>
        </table:table-row>
        <table:table-row>
          <table:table-cell table:style-name="Tabulka21.A2" office:value-type="string">
            <text:p text:style-name="Text_20_body"><text:span text:style-name="T2">Obj_M</text:span></text:p>
          </table:table-cell>
          <table:table-cell table:style-name="Tabulka21.A2" office:value-type="string">
            <text:p text:style-name="P19"><text:span text:style-name="T2">50</text:span></text:p>
          </table:table-cell>
          <table:table-cell table:style-name="Tabulka21.C2" office:value-type="string">
            <text:p text:style-name="P7">Obj</text:p>
          </table:table-cell>
        </table:table-row>
        <table:table-row>
          <table:table-cell table:style-name="Tabulka21.A2" office:value-type="string">
            <text:p text:style-name="P68"><text:span text:style-name="T2">Comp</text:span></text:p>
          </table:table-cell>
          <table:table-cell table:style-name="Tabulka21.A2" office:value-type="string">
            <text:p text:style-name="P19"><text:span text:style-name="T2">47</text:span></text:p>
          </table:table-cell>
          <table:table-cell table:style-name="Tabulka21.C2" office:value-type="string">
            <text:p text:style-name="P9">Comp</text:p>
          </table:table-cell>
        </table:table-row>
        <table:table-row>
          <table:table-cell table:style-name="Tabulka21.A2" office:value-type="string">
            <text:p text:style-name="Text_20_body"><text:span text:style-name="T2">Sb_M</text:span></text:p>
          </table:table-cell>
          <table:table-cell table:style-name="Tabulka21.A2" office:value-type="string">
            <text:p text:style-name="P19"><text:span text:style-name="T2">42</text:span></text:p>
          </table:table-cell>
          <table:table-cell table:style-name="Tabulka21.C2" office:value-type="string">
            <text:p text:style-name="P7">Sb</text:p>
          </table:table-cell>
        </table:table-row>
        <table:table-row>
          <table:table-cell table:style-name="Tabulka21.A2" office:value-type="string">
            <text:p text:style-name="P68"><text:span text:style-name="T2">CC</text:span></text:p>
          </table:table-cell>
          <table:table-cell table:style-name="Tabulka21.A2" office:value-type="string">
            <text:p text:style-name="P19"><text:span text:style-name="T2">36</text:span></text:p>
          </table:table-cell>
          <table:table-cell table:style-name="Tabulka21.C2" office:value-type="string">
            <text:p text:style-name="P9">CC</text:p>
          </table:table-cell>
        </table:table-row>
        <table:table-row>
          <table:table-cell table:style-name="Tabulka21.A2" office:value-type="string">
            <text:p text:style-name="P68"><text:span text:style-name="T2">AAdjn_M</text:span></text:p>
          </table:table-cell>
          <table:table-cell table:style-name="Tabulka21.A2" office:value-type="string">
            <text:p text:style-name="P19"><text:span text:style-name="T2">33</text:span></text:p>
          </table:table-cell>
          <table:table-cell table:style-name="Tabulka21.C2" office:value-type="string">
            <text:p text:style-name="P9">AAdjn</text:p>
          </table:table-cell>
        </table:table-row>
        <table:table-row>
          <table:table-cell table:style-name="Tabulka21.A2" office:value-type="string">
            <text:p text:style-name="Text_20_body"><text:span text:style-name="T2">Pnom</text:span></text:p>
          </table:table-cell>
          <table:table-cell table:style-name="Tabulka21.A2" office:value-type="string">
            <text:p text:style-name="P19"><text:span text:style-name="T2">22</text:span></text:p>
          </table:table-cell>
          <table:table-cell table:style-name="Tabulka21.C2" office:value-type="string">
            <text:p text:style-name="P7">Pnom</text:p>
          </table:table-cell>
        </table:table-row>
        <table:table-row>
          <table:table-cell table:style-name="Tabulka21.A2" office:value-type="string">
            <text:p text:style-name="Text_20_body"><text:span text:style-name="T2">AuxC_M</text:span></text:p>
          </table:table-cell>
          <table:table-cell table:style-name="Tabulka21.A2" office:value-type="string">
            <text:p text:style-name="P19"><text:span text:style-name="T2">21</text:span></text:p>
          </table:table-cell>
          <table:table-cell table:style-name="Tabulka21.C2" office:value-type="string">
            <text:p text:style-name="P7">AuxC</text:p>
          </table:table-cell>
        </table:table-row>
        <table:table-row>
          <table:table-cell table:style-name="Tabulka21.A2" office:value-type="string">
            <text:p text:style-name="Text_20_body"><text:span text:style-name="T2">Apos</text:span></text:p>
          </table:table-cell>
          <table:table-cell table:style-name="Tabulka21.A2" office:value-type="string">
            <text:p text:style-name="P19"><text:span text:style-name="T2">12</text:span></text:p>
          </table:table-cell>
          <table:table-cell table:style-name="Tabulka21.C2" office:value-type="string">
            <text:p text:style-name="P7">Apos</text:p>
          </table:table-cell>
        </table:table-row>
        <table:table-row>
          <table:table-cell table:style-name="Tabulka21.A2" office:value-type="string">
            <text:p text:style-name="P68"><text:span text:style-name="T2">AComp_M</text:span></text:p>
          </table:table-cell>
          <table:table-cell table:style-name="Tabulka21.A2" office:value-type="string">
            <text:p text:style-name="P19"><text:span text:style-name="T2">11</text:span></text:p>
          </table:table-cell>
          <table:table-cell table:style-name="Tabulka21.C2" office:value-type="string">
            <text:p text:style-name="P9">AComp</text:p>
          </table:table-cell>
        </table:table-row>
        <table:table-row>
          <table:table-cell table:style-name="Tabulka21.A2" office:value-type="string">
            <text:p text:style-name="Text_20_body"><text:span text:style-name="T2">AuxP_M</text:span></text:p>
          </table:table-cell>
          <table:table-cell table:style-name="Tabulka21.A2" office:value-type="string">
            <text:p text:style-name="P19"><text:span text:style-name="T2">10</text:span></text:p>
          </table:table-cell>
          <table:table-cell table:style-name="Tabulka21.C2" office:value-type="string">
            <text:p text:style-name="P7">AuxP</text:p>
          </table:table-cell>
        </table:table-row>
        <table:table-row>
          <table:table-cell table:style-name="Tabulka21.A2" office:value-type="string">
            <text:p text:style-name="Text_20_body"><text:span text:style-name="T2">Coord_M</text:span></text:p>
          </table:table-cell>
          <table:table-cell table:style-name="Tabulka21.A2" office:value-type="string">
            <text:p text:style-name="P19"><text:span text:style-name="T2">3</text:span></text:p>
          </table:table-cell>
          <table:table-cell table:style-name="Tabulka21.C2" office:value-type="string">
            <text:p text:style-name="P7">Coord</text:p>
          </table:table-cell>
        </table:table-row>
        <table:table-row>
          <table:table-cell table:style-name="Tabulka21.A2" office:value-type="string">
            <text:p text:style-name="Text_20_body"><text:span text:style-name="T2">Pnom_M</text:span></text:p>
          </table:table-cell>
          <table:table-cell table:style-name="Tabulka21.A2" office:value-type="string">
            <text:p text:style-name="P19"><text:span text:style-name="T2">2</text:span></text:p>
          </table:table-cell>
          <table:table-cell table:style-name="Tabulka21.C2" office:value-type="string">
            <text:p text:style-name="P7">Pnom</text:p>
          </table:table-cell>
        </table:table-row>
        <table:table-row>
          <table:table-cell table:style-name="Tabulka21.A2" office:value-type="string">
            <text:p text:style-name="P68"><text:span text:style-name="T2">Comp_M</text:span></text:p>
          </table:table-cell>
          <table:table-cell table:style-name="Tabulka21.A2" office:value-type="string">
            <text:p text:style-name="P19"><text:span text:style-name="T2">2</text:span></text:p>
          </table:table-cell>
          <table:table-cell table:style-name="Tabulka21.C2" office:value-type="string">
            <text:p text:style-name="P9">Comp</text:p>
          </table:table-cell>
        </table:table-row>
        <table:table-row>
          <table:table-cell table:style-name="Tabulka21.A2" office:value-type="string">
            <text:p text:style-name="Text_20_body"><text:span text:style-name="T2">Pred_M</text:span></text:p>
          </table:table-cell>
          <table:table-cell table:style-name="Tabulka21.A2" office:value-type="string">
            <text:p text:style-name="P19"><text:span text:style-name="T2">2</text:span></text:p>
          </table:table-cell>
          <table:table-cell table:style-name="Tabulka21.C2" office:value-type="string">
            <text:p text:style-name="P7">Pred</text:p>
          </table:table-cell>
        </table:table-row>
        <table:table-row>
          <table:table-cell table:style-name="Tabulka21.A2" office:value-type="string">
            <text:p text:style-name="Text_20_body"><text:span text:style-name="T2">AuxV_M</text:span></text:p>
          </table:table-cell>
          <table:table-cell table:style-name="Tabulka21.A2" office:value-type="string">
            <text:p text:style-name="P19"><text:span text:style-name="T2">1</text:span></text:p>
          </table:table-cell>
          <table:table-cell table:style-name="Tabulka21.C2" office:value-type="string">
            <text:p text:style-name="P7">AuxV</text:p>
          </table:table-cell>
        </table:table-row>
        <table:table-row>
          <table:table-cell table:style-name="Tabulka21.A2" office:value-type="string">
            <text:p text:style-name="Text_20_body"><text:span text:style-name="T2">Adv</text:span></text:p>
          </table:table-cell>
          <table:table-cell table:style-name="Tabulka21.A2" office:value-type="string">
            <text:p text:style-name="P19"><text:span text:style-name="T2">1</text:span></text:p>
          </table:table-cell>
          <table:table-cell table:style-name="Tabulka21.C2" office:value-type="string">
            <text:p text:style-name="P7">Adv</text:p>
          </table:table-cell>
        </table:table-row>
      </table:table>
      <text:p text:style-name="Text_20_body"><text:span text:style-name="T2"/></text:p>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9">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50">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50"/>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50">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8">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8">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51">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8"><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62">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8"/>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8">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8">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8">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5">form is “,” =&gt; AuxX</text:p>
        </text:list-item>
        <text:list-item>
          <text:p text:style-name="P55">function is X =&gt; ExD</text:p>
        </text:list-item>
        <text:list-item>
          <text:p text:style-name="P55">function is D (or function is CJT and parent is conjunction) =&gt;</text:p>
        </text:list-item>
        <text:list-item>
          <text:p text:style-name="P69">parent is adposition =&gt; AuxZ | AuxP</text:p>
        </text:list-item>
        <text:list-item>
          <text:p text:style-name="P69">parent is noun, pronoun or numeral =&gt; Atr</text:p>
        </text:list-item>
        <text:list-item>
          <text:p text:style-name="P69">parent is demonstrative and this is adverb =&gt; Adv</text:p>
        </text:list-item>
        <text:list-item>
          <text:p text:style-name="P69">parent is verb, adjective or adverb =&gt; Adv</text:p>
        </text:list-item>
        <text:list-item>
          <text:p text:style-name="P69">parent is conjunction and this is adverb =&gt; AuxY</text:p>
        </text:list-item>
        <text:list-item>
          <text:p text:style-name="P70">function is A =&gt; Adv</text:p>
        </text:list-item>
        <text:list-item>
          <text:p text:style-name="P70">function is DA =&gt; Adv (<text:span text:style-name="T8">not sure</text:span>)</text:p>
        </text:list-item>
        <text:list-item>
          <text:p text:style-name="P70">function is O or DO =&gt; Obj</text:p>
        </text:list-item>
        <text:list-item>
          <text:p text:style-name="P70">function is S =&gt; Sb</text:p>
        </text:list-item>
        <text:list-item>
          <text:p text:style-name="P70">function is B =&gt; AuxY</text:p>
        </text:list-item>
        <text:list-item>
          <text:p text:style-name="P70">function is C =&gt;</text:p>
        </text:list-item>
        <text:list-item>
          <text:p text:style-name="P69">parent is verb =&gt; Pnom</text:p>
        </text:list-item>
        <text:list-item>
          <text:p text:style-name="P69">otherwise =&gt; Atr</text:p>
        </text:list-item>
        <text:list-item>
          <text:p text:style-name="P55">function is FST, EM, QM or EXC =&gt; AuxK</text:p>
        </text:list-item>
        <text:list-item>
          <text:p text:style-name="P55">function is SUB =&gt; AuxC</text:p>
        </text:list-item>
        <text:list-item>
          <text:p text:style-name="P55">function is Aneg or Vneg =&gt; AuxZ</text:p>
        </text:list-item>
        <text:list-item>
          <text:p text:style-name="P55">function is Vmod, Vaux or Vph =&gt; AuxV</text:p>
        </text:list-item>
        <text:list-item>
          <text:p text:style-name="P55">function is Vm or Vmain =&gt;</text:p>
        </text:list-item>
        <text:list-item>
          <text:p text:style-name="P69">parent is root =&gt; Pred</text:p>
        </text:list-item>
        <text:list-item>
          <text:p text:style-name="P69">otherwise =&gt; AuxV</text:p>
        </text:list-item>
        <text:list-item>
          <text:p text:style-name="P70">function is P =&gt;</text:p>
        </text:list-item>
        <text:list-item>
          <text:p text:style-name="P69">parent is root =&gt; Pred</text:p>
        </text:list-item>
        <text:list-item>
          <text:p text:style-name="P69">otherwise =&gt; ExD</text:p>
        </text:list-item>
        <text:list-item>
          <text:p text:style-name="P70">function is CO or D and parent is conjunction or punctuation =&gt; AuxY</text:p>
        </text:list-item>
        <text:list-item>
          <text:p text:style-name="P70">function is UTT, REP or T (repetition in spoken language) =&gt; ExD</text:p>
        </text:list-item>
        <text:list-item>
          <text:p text:style-name="P70"><text:soft-page-break/>function is Vpart (verbal particle, similar to preposition in English phrasal verbs) =&gt; AuxV</text:p>
        </text:list-item>
        <text:list-item>
          <text:p text:style-name="P70">function is H =&gt;</text:p>
        </text:list-item>
        <text:list-item>
          <text:p text:style-name="P69">no siblings =&gt; ExD</text:p>
        </text:list-item>
        <text:list-item>
          <text:p text:style-name="P69">otherwise =&gt; Atr</text:p>
        </text:list-item>
        <text:list-item>
          <text:p text:style-name="P70">function is -- or PNC and this is punctuation =&gt; AuxX | AuxG</text:p>
        </text:list-item>
        <text:list-item>
          <text:p text:style-name="P55">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64">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64">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64">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64">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64">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64">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64">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64">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64">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64">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64">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64">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64">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64">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64">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64">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64">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64">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64">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64">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64">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64">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64">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64">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64">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64">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64">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64">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64">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64">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64">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64">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64">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64">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64">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64">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64">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64">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8">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64">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64">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64">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62">Root token (main verb or head noun if there is no verb; not the artificial root node)</text:p>
          </table:table-cell>
          <table:table-cell table:style-name="Tabulka9.A2" office:value-type="string">
            <text:p text:style-name="P64">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64">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64">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8">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8">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8">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8">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8">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8">??</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8">??</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8">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8">??</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8">??</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8">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8">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8"/>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60"><text:span text:style-name="T13">possession: </text:span><text:span text:style-name="T9">ketab-e häsän</text:span><text:span text:style-name="T13"> = lit. “book of Hassan” = “Hassan's book”</text:span></text:p>
              </text:list-item>
              <text:list-item>
                <text:p text:style-name="P60"><text:span text:style-name="T13">first name – last name</text:span></text:p>
              </text:list-item>
              <text:list-item>
                <text:p text:style-name="P60"><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8">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8">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8">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h text:style-name="P35" text:outline-level="1">Swedish</text:h>
      <text:p text:style-name="P1">The data come from Talbanken05 as converted for the CoNLL 2006 shared task. (See <text:a xlink:type="simple" xlink:href="https://wiki.ufal.ms.mff.cuni.cz/user:zeman:treebanks:sv">https://wiki.ufal.ms.mff.cuni.cz/user:zeman:treebanks:sv</text:a>.) There are 64 distinct afun values in the data.</text:p>
      <table:table table:name="Tabulka18" table:style-name="Tabulka18">
        <table:table-column table:style-name="Tabulka18.A"/>
        <table:table-column table:style-name="Tabulka18.B"/>
        <table:table-column table:style-name="Tabulka18.C"/>
        <table:table-column table:style-name="Tabulka18.D"/>
        <table:table-header-rows>
          <table:table-row>
            <table:table-cell table:style-name="Tabulka18.A1" office:value-type="string">
              <text:p text:style-name="P2">Input tag</text:p>
            </table:table-cell>
            <table:table-cell table:style-name="Tabulka18.A1" office:value-type="string">
              <text:p text:style-name="P2">Meaning</text:p>
            </table:table-cell>
            <table:table-cell table:style-name="Tabulka18.A1" office:value-type="string">
              <text:p text:style-name="P3">Frequency</text:p>
            </table:table-cell>
            <table:table-cell table:style-name="Tabulka18.D1" office:value-type="string">
              <text:p text:style-name="P5">Output tag</text:p>
            </table:table-cell>
          </table:table-row>
        </table:table-header-rows>
        <table:table-row>
          <table:table-cell table:style-name="Tabulka18.A2" office:value-type="string">
            <text:p text:style-name="P1">++</text:p>
          </table:table-cell>
          <table:table-cell table:style-name="Tabulka18.A2" office:value-type="string">
            <text:p text:style-name="P1">Coordinating conjunction.</text:p>
            <text:p text:style-name="P1">Occasionally it may not have strictly coordinating function. Example (train/002.treex#185): <text:span text:style-name="T9">nygifta, och speciellt då nygifta med småbarn</text:span><text:span text:style-name="T13"> (“newly married, and especially when newly married with small children”). Here, </text:span><text:span text:style-name="T9">och</text:span><text:span text:style-name="T13"> is attached to the second </text:span><text:span text:style-name="T9">nygifta</text:span><text:span text:style-name="T13">, which is an apposition of the first </text:span><text:span text:style-name="T9">nygifta</text:span><text:span text:style-name="T13">. The sequence of deprel tags is “SS IK ++ CA TA AN ET PA”.</text:span></text:p>
          </table:table-cell>
          <table:table-cell table:style-name="Tabulka18.A2" office:value-type="string">
            <text:p text:style-name="P6">7538</text:p>
          </table:table-cell>
          <table:table-cell table:style-name="Tabulka18.D2" office:value-type="string">
            <text:p text:style-name="P12">parent's deprel is CC, C+, CJ or +F =&gt; Coord</text:p>
            <text:p text:style-name="P12">otherwise =&gt; AuxY</text:p>
          </table:table-cell>
        </table:table-row>
        <table:table-row>
          <table:table-cell table:style-name="Tabulka18.A2" office:value-type="string">
            <text:p text:style-name="P1">+A</text:p>
          </table:table-cell>
          <table:table-cell table:style-name="Tabulka18.A2" office:value-type="string">
            <text:p text:style-name="P1">Conjunctional adverbial</text:p>
          </table:table-cell>
          <table:table-cell table:style-name="Tabulka18.A2" office:value-type="string">
            <text:p text:style-name="P6">1682</text:p>
          </table:table-cell>
          <table:table-cell table:style-name="Tabulka18.D2" office:value-type="string">
            <text:p text:style-name="P12">Adv</text:p>
          </table:table-cell>
        </table:table-row>
        <table:table-row>
          <table:table-cell table:style-name="Tabulka18.A2" office:value-type="string">
            <text:p text:style-name="P1">+F</text:p>
          </table:table-cell>
          <table:table-cell table:style-name="Tabulka18.A2" office:value-type="string">
            <text:p text:style-name="P1">Coordination at main clause level</text:p>
          </table:table-cell>
          <table:table-cell table:style-name="Tabulka18.A2" office:value-type="string">
            <text:p text:style-name="P6">1747</text:p>
          </table:table-cell>
          <table:table-cell table:style-name="Tabulka18.D2" office:value-type="string">
            <text:p text:style-name="P12">CoordArg</text:p>
          </table:table-cell>
        </table:table-row>
        <table:table-row>
          <table:table-cell table:style-name="Tabulka18.A2" office:value-type="string">
            <text:p text:style-name="P1">AA</text:p>
          </table:table-cell>
          <table:table-cell table:style-name="Tabulka18.A2" office:value-type="string">
            <text:p text:style-name="P1">Other adverbial</text:p>
          </table:table-cell>
          <table:table-cell table:style-name="Tabulka18.A2" office:value-type="string">
            <text:p text:style-name="P6">9429</text:p>
          </table:table-cell>
          <table:table-cell table:style-name="Tabulka18.D2" office:value-type="string">
            <text:p text:style-name="P12">Adv</text:p>
          </table:table-cell>
        </table:table-row>
        <table:table-row>
          <table:table-cell table:style-name="Tabulka18.A2" office:value-type="string">
            <text:p text:style-name="P1">AG</text:p>
          </table:table-cell>
          <table:table-cell table:style-name="Tabulka18.A2" office:value-type="string">
            <text:p text:style-name="P1">Agent.</text:p>
            <text:p text:style-name="P1">Used e.g. in the following sentence (train/001.treex#17): <text:span text:style-name="T9">I många familjer finns diktatur, </text:span><text:span text:style-name="T19">där </text:span><text:span text:style-name="T9">uppfostras barnen till goda medborgare av </text:span><text:span text:style-name="T19">föräldrarna på deras eget lilla vis.</text:span><text:span text:style-name="T22"> </text:span><text:span text:style-name="T13">Google translate: “In many families there is dictatorship, which brought the children into good citizens of the parents in their own little way.” The phrase </text:span><text:span text:style-name="T19">föräldrarna</text:span><text:span text:style-name="T22"> </text:span><text:span text:style-name="T13">(“of the parents”) is tagged AG. After consultation with Silvie: The </text:span><text:span text:style-name="T9">-s</text:span><text:span text:style-name="T13"> suffix of </text:span><text:span text:style-name="T9">uppfostras</text:span><text:span text:style-name="T13"> puts the verb into mediopassive. So the literal translation could be closer to: “In many families there is dictatorship, where brought-are children into good citizens by the parents in their own little way.” So from the point of view of the analytical layer of PDT, we can say that the parents are Obj (while on the tectogrammatical layer they are the Actor).</text:span></text:p>
          </table:table-cell>
          <table:table-cell table:style-name="Tabulka18.A2" office:value-type="string">
            <text:p text:style-name="P6">334</text:p>
          </table:table-cell>
          <table:table-cell table:style-name="Tabulka18.D2" office:value-type="string">
            <text:p text:style-name="P12">Obj</text:p>
          </table:table-cell>
        </table:table-row>
        <text:soft-page-break/>
        <table:table-row>
          <table:table-cell table:style-name="Tabulka18.A2" office:value-type="string">
            <text:p text:style-name="P1">AN</text:p>
          </table:table-cell>
          <table:table-cell table:style-name="Tabulka18.A2" office:value-type="string">
            <text:p text:style-name="P1">Apposition.</text:p>
            <text:p text:style-name="P1">Example (train/001.treex#10): <text:span text:style-name="T9">flera problem t.+ex. plikt</text:span><text:span text:style-name="T19">kän</text:span><text:span text:style-name="T9">slan</text:span><text:span text:style-name="T13"> (“several problems for example sense of duty”). Original tree: </text:span><text:span text:style-name="T9">problem</text:span><text:span text:style-name="T13">.OO ( </text:span><text:span text:style-name="T9">flera</text:span><text:span text:style-name="T13">.DT, </text:span><text:span text:style-name="T19">pliktkänslan</text:span><text:span text:style-name="T22">.</text:span><text:span text:style-name="T13">AN ( </text:span><text:span text:style-name="T9">t.+ex.</text:span><text:span text:style-name="T13">.CA ) )</text:span></text:p>
          </table:table-cell>
          <table:table-cell table:style-name="Tabulka18.A2" office:value-type="string">
            <text:p text:style-name="P6">1005</text:p>
          </table:table-cell>
          <table:table-cell table:style-name="Tabulka18.D2" office:value-type="string">
            <text:p text:style-name="P9">Apos</text:p>
          </table:table-cell>
        </table:table-row>
        <table:table-row>
          <table:table-cell table:style-name="Tabulka18.A2" office:value-type="string">
            <text:p text:style-name="P1">AT</text:p>
          </table:table-cell>
          <table:table-cell table:style-name="Tabulka18.A2" office:value-type="string">
            <text:p text:style-name="P1">Nominal (adjectival) pre-modifier</text:p>
          </table:table-cell>
          <table:table-cell table:style-name="Tabulka18.A2" office:value-type="string">
            <text:p text:style-name="P6">7734</text:p>
          </table:table-cell>
          <table:table-cell table:style-name="Tabulka18.D2" office:value-type="string">
            <text:p text:style-name="P12">Atr</text:p>
          </table:table-cell>
        </table:table-row>
        <table:table-row>
          <table:table-cell table:style-name="Tabulka18.A2" office:value-type="string">
            <text:p text:style-name="P1">BS</text:p>
          </table:table-cell>
          <table:table-cell table:style-name="Tabulka18.A2" office:value-type="string">
            <text:p text:style-name="P1">Subordinate clause minus subordinating conjunction</text:p>
          </table:table-cell>
          <table:table-cell table:style-name="Tabulka18.A2" office:value-type="string">
            <text:p text:style-name="P6">120</text:p>
          </table:table-cell>
          <table:table-cell table:style-name="Tabulka18.D2" office:value-type="string">
            <text:p text:style-name="P12">Adv</text:p>
          </table:table-cell>
        </table:table-row>
        <table:table-row>
          <table:table-cell table:style-name="Tabulka18.A2" office:value-type="string">
            <text:p text:style-name="P1">C+</text:p>
          </table:table-cell>
          <table:table-cell table:style-name="Tabulka18.A2" office:value-type="string">
            <text:p text:style-name="P1">Second conjunct (sister of conjunction) in binary branching analysis.</text:p>
            <text:p text:style-name="P1">Example (train/001.treex#120): <text:span text:style-name="T19">hjälpsamhet</text:span><text:span text:style-name="T22"> </text:span><text:span text:style-name="T13">= “helpfulness”</text:span></text:p>
          </table:table-cell>
          <table:table-cell table:style-name="Tabulka18.A2" office:value-type="string">
            <text:p text:style-name="P6">154</text:p>
          </table:table-cell>
          <table:table-cell table:style-name="Tabulka18.D2" office:value-type="string">
            <text:p text:style-name="P12">CoordArg</text:p>
          </table:table-cell>
        </table:table-row>
        <table:table-row>
          <table:table-cell table:style-name="Tabulka18.A2" office:value-type="string">
            <text:p text:style-name="P1">CA</text:p>
          </table:table-cell>
          <table:table-cell table:style-name="Tabulka18.A2" office:value-type="string">
            <text:p text:style-name="P1">Contrastive adverbial</text:p>
          </table:table-cell>
          <table:table-cell table:style-name="Tabulka18.A2" office:value-type="string">
            <text:p text:style-name="P6">1278</text:p>
          </table:table-cell>
          <table:table-cell table:style-name="Tabulka18.D2" office:value-type="string">
            <text:p text:style-name="P12">Adv</text:p>
          </table:table-cell>
        </table:table-row>
        <table:table-row>
          <table:table-cell table:style-name="Tabulka18.A2" office:value-type="string">
            <text:p text:style-name="P1">CC</text:p>
          </table:table-cell>
          <table:table-cell table:style-name="Tabulka18.A2" office:value-type="string">
            <text:p text:style-name="P1">Sister of first conjunct in binary branching analysis of coordination.</text:p>
            <text:p text:style-name="P1">This is the prevailing tag for non-first coordination members.</text:p>
          </table:table-cell>
          <table:table-cell table:style-name="Tabulka18.A2" office:value-type="string">
            <text:p text:style-name="P6">6018</text:p>
          </table:table-cell>
          <table:table-cell table:style-name="Tabulka18.D2" office:value-type="string">
            <text:p text:style-name="P12">CoordArg</text:p>
          </table:table-cell>
        </table:table-row>
        <table:table-row>
          <table:table-cell table:style-name="Tabulka18.A2" office:value-type="string">
            <text:p text:style-name="P1">CJ</text:p>
          </table:table-cell>
          <table:table-cell table:style-name="Tabulka18.A2" office:value-type="string">
            <text:p text:style-name="P1">Conjunct (first conjunct in binary branching analysis of coordination).</text:p>
            <text:p text:style-name="P1">Example (train/001.treex#387): <text:span text:style-name="T9">standardkraven</text:span><text:span text:style-name="T13">.CJ (attached to </text:span><text:span text:style-name="T9">Stressen</text:span><text:span text:style-name="T13">); CC: </text:span><text:span text:style-name="T9">trångbodhetten, pressen, </text:span><text:span text:style-name="T19">miljön</text:span></text:p>
            <text:p text:style-name="P10">Stressen standardkraven, trångboddheten, den ekonomiska pressen och <text:span text:style-name="T17">miljön </text:span>skapar svårigheter <text:span text:style-name="T17">för </text:span>en familj.</text:p>
            <text:p text:style-name="P10"><text:span text:style-name="T13">“Stress of the standard requirements, overcrowding, the financial press and the environment create difficulties for a family.”</text:span></text:p>
            <text:p text:style-name="P58"><text:span text:style-name="T13">DZ: The example is strange and I still do not understand it fully. The above translation is from Google so I may be missing something.</text:span></text:p>
          </table:table-cell>
          <table:table-cell table:style-name="Tabulka18.A2" office:value-type="string">
            <text:p text:style-name="P6">17</text:p>
          </table:table-cell>
          <table:table-cell table:style-name="Tabulka18.D2" office:value-type="string">
            <text:p text:style-name="P12">Atr</text:p>
          </table:table-cell>
        </table:table-row>
        <table:table-row>
          <table:table-cell table:style-name="Tabulka18.A2" office:value-type="string">
            <text:p text:style-name="P1">DB</text:p>
          </table:table-cell>
          <table:table-cell table:style-name="Tabulka18.A2" office:value-type="string">
            <text:p text:style-name="P1">Doubled function.</text:p>
            <text:p text:style-name="P1">Example (train/001.treex#51):</text:p>
            <text:p text:style-name="P10"><text:soft-page-break/>Om inte samtliga individer <text:span text:style-name="T17">är </text:span>av samma uppfattning, som debatt<text:span text:style-name="T17">ö</text:span>rerna, så <text:span text:style-name="T17">är </text:span>individen ifråga genast: <text:span text:style-name="T17">oförst</text:span>å<text:span text:style-name="T17">ende för </text:span>sitt eget <text:span text:style-name="T17">bästa.</text:span></text:p>
            <text:p text:style-name="P10"><text:span text:style-name="T13">“If not all individuals are of the same opinion, as debaters, so is the individual in question immediately: incomprehension for his own good.”</text:span></text:p>
            <text:p text:style-name="P10"><text:span text:style-name="T13">Original Swedish tree for the example: </text:span><text:span text:style-name="T17">är</text:span><text:span text:style-name="T22">.??? </text:span><text:span text:style-name="T13">( </text:span><text:span text:style-name="T17">är</text:span><text:span text:style-name="T22">.</text:span><text:span text:style-name="T13">AA ( </text:span>Om<text:span text:style-name="T13">.UK, </text:span>så<text:span text:style-name="T13">.DB ), </text:span>,<text:span text:style-name="T13">.IK )</text:span></text:p>
            <text:p text:style-name="P10"><text:span text:style-name="T13">Desired PDT-style tree for the example: </text:span><text:span text:style-name="T17">är</text:span><text:span text:style-name="T22">.??? </text:span><text:span text:style-name="T13">( </text:span>Om<text:span text:style-name="T13">.AuxC ( </text:span><text:span text:style-name="T17">är</text:span><text:span text:style-name="T22">.</text:span><text:span text:style-name="T13">Adv, </text:span>,<text:span text:style-name="T13">.AuxX ), </text:span>så<text:span text:style-name="T13">.Adv )</text:span></text:p>
            <text:p text:style-name="P10"><text:span text:style-name="T13">Analogous Czech example from PDT: </text:span><text:span text:style-name="T17">jestliže dal, pak schválí</text:span><text:span text:style-name="T22">. </text:span><text:span text:style-name="T13">The tree: </text:span><text:span text:style-name="T17">schválí</text:span><text:span text:style-name="T22">.??? </text:span><text:span text:style-name="T13">( </text:span><text:span text:style-name="T17">jestliže</text:span><text:span text:style-name="T22">.</text:span><text:span text:style-name="T13">AuxC ( </text:span><text:span text:style-name="T17">dal</text:span><text:span text:style-name="T22">.</text:span><text:span text:style-name="T13">Adv, </text:span>,<text:span text:style-name="T13">.AuxX ), </text:span><text:span text:style-name="T17">pak</text:span><text:span text:style-name="T22">.</text:span><text:span text:style-name="T13">Adv )</text:span></text:p>
          </table:table-cell>
          <table:table-cell table:style-name="Tabulka18.A2" office:value-type="string">
            <text:p text:style-name="P6">207</text:p>
          </table:table-cell>
          <table:table-cell table:style-name="Tabulka18.D2" office:value-type="string">
            <text:p text:style-name="P9">Adv</text:p>
          </table:table-cell>
        </table:table-row>
        <table:table-row>
          <table:table-cell table:style-name="Tabulka18.A2" office:value-type="string">
            <text:p text:style-name="P1">DT</text:p>
          </table:table-cell>
          <table:table-cell table:style-name="Tabulka18.A2" office:value-type="string">
            <text:p text:style-name="P1">Determiner.</text:p>
            <text:p text:style-name="P1"><text:span text:style-name="T8">AuxA</text:span> is not a known value in PDT. It is used in Treex for English articles <text:span text:style-name="T9">a, an, the</text:span><text:span text:style-name="T13">. Other determiners </text:span><text:span text:style-name="T9">(this, each, any …)</text:span><text:span text:style-name="T13"> are usually tagged Atr. We use Atr here because the DT tag is used for general determiners, not just articles.</text:span></text:p>
          </table:table-cell>
          <table:table-cell table:style-name="Tabulka18.A2" office:value-type="string">
            <text:p text:style-name="P6">19015</text:p>
          </table:table-cell>
          <table:table-cell table:style-name="Tabulka18.D2" office:value-type="string">
            <text:p text:style-name="P12">Atr</text:p>
          </table:table-cell>
        </table:table-row>
        <table:table-row>
          <table:table-cell table:style-name="Tabulka18.A2" office:value-type="string">
            <text:p text:style-name="P1">EF</text:p>
          </table:table-cell>
          <table:table-cell table:style-name="Tabulka18.A2" office:value-type="string">
            <text:p text:style-name="P1">Relative clause in cleft (<text:span text:style-name="T17">„trhlina, štěrbina“</text:span>).</text:p>
            <text:p text:style-name="P8">DZ: The first example of this tag (train/001.treex#29) is strange. I would not attach it to <text:span text:style-name="T9">vad</text:span><text:span text:style-name="T13">. I believe it is coordinated with the main clause </text:span><text:span text:style-name="T9">(vi kan …)</text:span><text:span text:style-name="T13"> We should look at more examples before deciding.</text:span></text:p>
          </table:table-cell>
          <table:table-cell table:style-name="Tabulka18.A2" office:value-type="string">
            <text:p text:style-name="P6">201</text:p>
          </table:table-cell>
          <table:table-cell table:style-name="Tabulka18.D2" office:value-type="string">
            <text:p text:style-name="P12">ExD</text:p>
          </table:table-cell>
        </table:table-row>
        <table:table-row>
          <table:table-cell table:style-name="Tabulka18.A2" office:value-type="string">
            <text:p text:style-name="P1">EO</text:p>
          </table:table-cell>
          <table:table-cell table:style-name="Tabulka18.A2" office:value-type="string">
            <text:p text:style-name="P1">Logical object.</text:p>
            <text:p text:style-name="P1">Example (train/001.treex#176): <text:span text:style-name="T9">får det enklare att klara</text:span><text:span text:style-name="T13">.EO</text:span><text:span text:style-name="T9"> av att leva</text:span><text:span text:style-name="T13"> = “get it easier to manage.EO to live”. Infinitive filling a valency slot.</text:span></text:p>
          </table:table-cell>
          <table:table-cell table:style-name="Tabulka18.A2" office:value-type="string">
            <text:p text:style-name="P6">22</text:p>
          </table:table-cell>
          <table:table-cell table:style-name="Tabulka18.D2" office:value-type="string">
            <text:p text:style-name="P12">Obj</text:p>
          </table:table-cell>
        </table:table-row>
        <table:table-row>
          <table:table-cell table:style-name="Tabulka18.A2" office:value-type="string">
            <text:p text:style-name="P1">ES</text:p>
          </table:table-cell>
          <table:table-cell table:style-name="Tabulka18.A2" office:value-type="string">
            <text:p text:style-name="P1">Logical subject.</text:p>
            <text:p text:style-name="P1">Example (train/001.treex#10): <text:span text:style-name="T9">det kommer några andra</text:span><text:span text:style-name="T13"> = lit. “it comes </text:span><text:soft-page-break/><text:span text:style-name="T13">no other” = “there is no other”</text:span></text:p>
          </table:table-cell>
          <table:table-cell table:style-name="Tabulka18.A2" office:value-type="string">
            <text:p text:style-name="P6">878</text:p>
          </table:table-cell>
          <table:table-cell table:style-name="Tabulka18.D2" office:value-type="string">
            <text:p text:style-name="P12">Atv <text:span text:style-name="T10">(not sure whether this is the closest match)</text:span></text:p>
          </table:table-cell>
        </table:table-row>
        <table:table-row>
          <table:table-cell table:style-name="Tabulka18.A2" office:value-type="string">
            <text:p text:style-name="P1">ET</text:p>
          </table:table-cell>
          <table:table-cell table:style-name="Tabulka18.A2" office:value-type="string">
            <text:p text:style-name="P1">Other nominal post-modifier</text:p>
          </table:table-cell>
          <table:table-cell table:style-name="Tabulka18.A2" office:value-type="string">
            <text:p text:style-name="P6">9219</text:p>
          </table:table-cell>
          <table:table-cell table:style-name="Tabulka18.D2" office:value-type="string">
            <text:p text:style-name="P12">Atr</text:p>
          </table:table-cell>
        </table:table-row>
        <table:table-row>
          <table:table-cell table:style-name="Tabulka18.A2" office:value-type="string">
            <text:p text:style-name="P1">FO</text:p>
          </table:table-cell>
          <table:table-cell table:style-name="Tabulka18.A2" office:value-type="string">
            <text:p text:style-name="P1">Dummy object</text:p>
          </table:table-cell>
          <table:table-cell table:style-name="Tabulka18.A2" office:value-type="string">
            <text:p text:style-name="P6">156</text:p>
          </table:table-cell>
          <table:table-cell table:style-name="Tabulka18.D2" office:value-type="string">
            <text:p text:style-name="P12">Obj</text:p>
          </table:table-cell>
        </table:table-row>
        <table:table-row>
          <table:table-cell table:style-name="Tabulka18.A2" office:value-type="string">
            <text:p text:style-name="P1">FS</text:p>
          </table:table-cell>
          <table:table-cell table:style-name="Tabulka18.A2" office:value-type="string">
            <text:p text:style-name="P1">Dummy subject</text:p>
          </table:table-cell>
          <table:table-cell table:style-name="Tabulka18.A2" office:value-type="string">
            <text:p text:style-name="P6">884</text:p>
          </table:table-cell>
          <table:table-cell table:style-name="Tabulka18.D2" office:value-type="string">
            <text:p text:style-name="P12">Sb</text:p>
          </table:table-cell>
        </table:table-row>
        <table:table-row>
          <table:table-cell table:style-name="Tabulka18.A2" office:value-type="string">
            <text:p text:style-name="P1">FV</text:p>
          </table:table-cell>
          <table:table-cell table:style-name="Tabulka18.A2" office:value-type="string">
            <text:p text:style-name="P1">Finite predicate verb.</text:p>
            <text:p text:style-name="P1">DZ: The example sentence (train/001.treex#172) currently gets restructured badly <text:span text:style-name="T9">(definitivt)</text:span><text:span text:style-name="T13">. But the original is bad, too. Anyway, in this particular sentence FV is the main verb of an adverbial (if-) clause.</text:span></text:p>
          </table:table-cell>
          <table:table-cell table:style-name="Tabulka18.A2" office:value-type="string">
            <text:p text:style-name="P6">64</text:p>
          </table:table-cell>
          <table:table-cell table:style-name="Tabulka18.D2" office:value-type="string">
            <text:p text:style-name="P12">Adv</text:p>
          </table:table-cell>
        </table:table-row>
        <table:table-row>
          <table:table-cell table:style-name="Tabulka18.A2" office:value-type="string">
            <text:p text:style-name="P1">HD</text:p>
          </table:table-cell>
          <table:table-cell table:style-name="Tabulka18.A2" office:value-type="string">
            <text:p text:style-name="P1">Other head.</text:p>
            <text:p text:style-name="P1">Example (train/001.treex#4): <text:span text:style-name="T9">sedan</text:span></text:p>
          </table:table-cell>
          <table:table-cell table:style-name="Tabulka18.A2" office:value-type="string">
            <text:p text:style-name="P6">5766</text:p>
          </table:table-cell>
          <table:table-cell table:style-name="Tabulka18.D2" office:value-type="string">
            <text:p text:style-name="P12">Adv</text:p>
          </table:table-cell>
        </table:table-row>
        <table:table-row>
          <table:table-cell table:style-name="Tabulka18.A2" office:value-type="string">
            <text:p text:style-name="P1">I?</text:p>
          </table:table-cell>
          <table:table-cell table:style-name="Tabulka18.A2" office:value-type="string">
            <text:p text:style-name="P1">Question mark.</text:p>
            <text:p text:style-name="P8">DZ: I have not checked whether I? occurs elsewhere than at the end of the sentence.</text:p>
          </table:table-cell>
          <table:table-cell table:style-name="Tabulka18.A2" office:value-type="string">
            <text:p text:style-name="P6">523</text:p>
          </table:table-cell>
          <table:table-cell table:style-name="Tabulka18.D2" office:value-type="string">
            <text:p text:style-name="P12">AuxK</text:p>
          </table:table-cell>
        </table:table-row>
        <table:table-row>
          <table:table-cell table:style-name="Tabulka18.A2" office:value-type="string">
            <text:p text:style-name="P1">IC</text:p>
          </table:table-cell>
          <table:table-cell table:style-name="Tabulka18.A2" office:value-type="string">
            <text:p text:style-name="P1">Quotation mark</text:p>
          </table:table-cell>
          <table:table-cell table:style-name="Tabulka18.A2" office:value-type="string">
            <text:p text:style-name="P6">1019</text:p>
          </table:table-cell>
          <table:table-cell table:style-name="Tabulka18.D2" office:value-type="string">
            <text:p text:style-name="P12">AuxG</text:p>
          </table:table-cell>
        </table:table-row>
        <table:table-row>
          <table:table-cell table:style-name="Tabulka18.A2" office:value-type="string">
            <text:p text:style-name="P1">ID</text:p>
          </table:table-cell>
          <table:table-cell table:style-name="Tabulka18.A2" office:value-type="string">
            <text:p text:style-name="P1">Part of idiom (multi-word unit).</text:p>
            <text:p text:style-name="P1">DZ: This tag does not occur in the treebank but it appears in the documentation. Note that there is a POS tag ID with the same meaning (example 001#7: the deprel is HD in this case).</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F</text:p>
          </table:table-cell>
          <table:table-cell table:style-name="Tabulka18.A2" office:value-type="string">
            <text:p text:style-name="P1">Infinitive phrase minus infinitive marker</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G</text:p>
          </table:table-cell>
          <table:table-cell table:style-name="Tabulka18.A2" office:value-type="string">
            <text:p text:style-name="P1">Other punctuation mark</text:p>
          </table:table-cell>
          <table:table-cell table:style-name="Tabulka18.A2" office:value-type="string">
            <text:p text:style-name="P6">148</text:p>
          </table:table-cell>
          <table:table-cell table:style-name="Tabulka18.D2" office:value-type="string">
            <text:p text:style-name="P12">AuxG</text:p>
          </table:table-cell>
        </table:table-row>
        <table:table-row>
          <table:table-cell table:style-name="Tabulka18.A2" office:value-type="string">
            <text:p text:style-name="P1">IK</text:p>
          </table:table-cell>
          <table:table-cell table:style-name="Tabulka18.A2" office:value-type="string">
            <text:p text:style-name="P1">Comma</text:p>
          </table:table-cell>
          <table:table-cell table:style-name="Tabulka18.A2" office:value-type="string">
            <text:p text:style-name="P6">6737</text:p>
          </table:table-cell>
          <table:table-cell table:style-name="Tabulka18.D2" office:value-type="string">
            <text:p text:style-name="P12">AuxX</text:p>
          </table:table-cell>
        </table:table-row>
        <table:table-row>
          <table:table-cell table:style-name="Tabulka18.A2" office:value-type="string">
            <text:p text:style-name="P1">IM</text:p>
          </table:table-cell>
          <table:table-cell table:style-name="Tabulka18.A2" office:value-type="string">
            <text:p text:style-name="P1">Infinitive marker</text:p>
          </table:table-cell>
          <table:table-cell table:style-name="Tabulka18.A2" office:value-type="string">
            <text:p text:style-name="P6">2491</text:p>
          </table:table-cell>
          <table:table-cell table:style-name="Tabulka18.D2" office:value-type="string">
            <text:p text:style-name="P9">AuxV</text:p>
            <text:p text:style-name="P11">It is not a verb form, so this solution is questionable. In some other languages, it is converted to AuxC.</text:p>
          </table:table-cell>
        </table:table-row>
        <table:table-row>
          <table:table-cell table:style-name="Tabulka18.A2" office:value-type="string">
            <text:p text:style-name="P1">IO</text:p>
          </table:table-cell>
          <table:table-cell table:style-name="Tabulka18.A2" office:value-type="string">
            <text:p text:style-name="P1">Indirect object</text:p>
          </table:table-cell>
          <table:table-cell table:style-name="Tabulka18.A2" office:value-type="string">
            <text:p text:style-name="P6">424</text:p>
          </table:table-cell>
          <table:table-cell table:style-name="Tabulka18.D2" office:value-type="string">
            <text:p text:style-name="P12">Obj</text:p>
          </table:table-cell>
        </table:table-row>
        <text:soft-page-break/>
        <table:table-row>
          <table:table-cell table:style-name="Tabulka18.A2" office:value-type="string">
            <text:p text:style-name="P1">IP</text:p>
          </table:table-cell>
          <table:table-cell table:style-name="Tabulka18.A2" office:value-type="string">
            <text:p text:style-name="P1">Period</text:p>
          </table:table-cell>
          <table:table-cell table:style-name="Tabulka18.A2" office:value-type="string">
            <text:p text:style-name="P6">9924</text:p>
          </table:table-cell>
          <table:table-cell table:style-name="Tabulka18.D2" office:value-type="string">
            <text:p text:style-name="P12">AuxK <text:span text:style-name="T10">(approx.)</text:span></text:p>
          </table:table-cell>
        </table:table-row>
        <table:table-row>
          <table:table-cell table:style-name="Tabulka18.A2" office:value-type="string">
            <text:p text:style-name="P1">IQ</text:p>
          </table:table-cell>
          <table:table-cell table:style-name="Tabulka18.A2" office:value-type="string">
            <text:p text:style-name="P1">Colon</text:p>
          </table:table-cell>
          <table:table-cell table:style-name="Tabulka18.A2" office:value-type="string">
            <text:p text:style-name="P6">455</text:p>
          </table:table-cell>
          <table:table-cell table:style-name="Tabulka18.D2" office:value-type="string">
            <text:p text:style-name="P12">AuxG</text:p>
          </table:table-cell>
        </table:table-row>
        <table:table-row>
          <table:table-cell table:style-name="Tabulka18.A2" office:value-type="string">
            <text:p text:style-name="P1">IR</text:p>
          </table:table-cell>
          <table:table-cell table:style-name="Tabulka18.A2" office:value-type="string">
            <text:p text:style-name="P1">Parenthesis</text:p>
          </table:table-cell>
          <table:table-cell table:style-name="Tabulka18.A2" office:value-type="string">
            <text:p text:style-name="P6">394</text:p>
          </table:table-cell>
          <table:table-cell table:style-name="Tabulka18.D2" office:value-type="string">
            <text:p text:style-name="P12">AuxG</text:p>
          </table:table-cell>
        </table:table-row>
        <table:table-row>
          <table:table-cell table:style-name="Tabulka18.A2" office:value-type="string">
            <text:p text:style-name="P1">IS</text:p>
          </table:table-cell>
          <table:table-cell table:style-name="Tabulka18.A2" office:value-type="string">
            <text:p text:style-name="P1">Semicolon.</text:p>
            <text:p text:style-name="P1">DZ: In PDT, it is not rare to see sentences split on semicolons, which are then tagged AuxK. Sometimes they are also tagged ExD_Pa. Otherwise a sentence-internal semicolon is tagged AuxG.</text:p>
          </table:table-cell>
          <table:table-cell table:style-name="Tabulka18.A2" office:value-type="string">
            <text:p text:style-name="P6">69</text:p>
          </table:table-cell>
          <table:table-cell table:style-name="Tabulka18.D2" office:value-type="string">
            <text:p text:style-name="P12">AuxG</text:p>
          </table:table-cell>
        </table:table-row>
        <table:table-row>
          <table:table-cell table:style-name="Tabulka18.A2" office:value-type="string">
            <text:p text:style-name="P1">IT</text:p>
          </table:table-cell>
          <table:table-cell table:style-name="Tabulka18.A2" office:value-type="string">
            <text:p text:style-name="P1">Dash</text:p>
          </table:table-cell>
          <table:table-cell table:style-name="Tabulka18.A2" office:value-type="string">
            <text:p text:style-name="P6">465</text:p>
          </table:table-cell>
          <table:table-cell table:style-name="Tabulka18.D2" office:value-type="string">
            <text:p text:style-name="P12">AuxG</text:p>
          </table:table-cell>
        </table:table-row>
        <table:table-row>
          <table:table-cell table:style-name="Tabulka18.A2" office:value-type="string">
            <text:p text:style-name="P1">IU</text:p>
          </table:table-cell>
          <table:table-cell table:style-name="Tabulka18.A2" office:value-type="string">
            <text:p text:style-name="P1">Exclamation mark</text:p>
          </table:table-cell>
          <table:table-cell table:style-name="Tabulka18.A2" office:value-type="string">
            <text:p text:style-name="P6">99</text:p>
          </table:table-cell>
          <table:table-cell table:style-name="Tabulka18.D2" office:value-type="string">
            <text:p text:style-name="P12">AuxK</text:p>
          </table:table-cell>
        </table:table-row>
        <table:table-row>
          <table:table-cell table:style-name="Tabulka18.A2" office:value-type="string">
            <text:p text:style-name="P1">IV</text:p>
          </table:table-cell>
          <table:table-cell table:style-name="Tabulka18.A2" office:value-type="string">
            <text:p text:style-name="P1">Nonfinite verb.</text:p>
            <text:p text:style-name="P1">Example (train/001.treex#31): <text:span text:style-name="T9">kunna</text:span><text:span text:style-name="T13">: </text:span><text:span text:style-name="T9">Det skulle betyda att jag skulle kunna </text:span><text:span text:style-name="T19">älska en partner som utförde mobbing på </text:span><text:span text:style-name="T9">mig varje dag.</text:span><text:span text:style-name="T13"> (“That would mean that I could love a partner who did bullying at me every day.”)</text:span></text:p>
          </table:table-cell>
          <table:table-cell table:style-name="Tabulka18.A2" office:value-type="string">
            <text:p text:style-name="P6">465</text:p>
          </table:table-cell>
          <table:table-cell table:style-name="Tabulka18.D2" office:value-type="string">
            <text:p text:style-name="P12">AuxV</text:p>
          </table:table-cell>
        </table:table-row>
        <table:table-row>
          <table:table-cell table:style-name="Tabulka18.A2" office:value-type="string">
            <text:p text:style-name="P1">JC</text:p>
          </table:table-cell>
          <table:table-cell table:style-name="Tabulka18.A2" office:value-type="string">
            <text:p text:style-name="P1">Second quotation mark</text:p>
          </table:table-cell>
          <table:table-cell table:style-name="Tabulka18.A2" office:value-type="string">
            <text:p text:style-name="P6">949</text:p>
          </table:table-cell>
          <table:table-cell table:style-name="Tabulka18.D2" office:value-type="string">
            <text:p text:style-name="P12">AuxG</text:p>
          </table:table-cell>
        </table:table-row>
        <table:table-row>
          <table:table-cell table:style-name="Tabulka18.A2" office:value-type="string">
            <text:p text:style-name="P1">JG</text:p>
          </table:table-cell>
          <table:table-cell table:style-name="Tabulka18.A2" office:value-type="string">
            <text:p text:style-name="P1">Second (other) punctuation mark.</text:p>
            <text:p text:style-name="P1">Example (train/009.treex#129):</text:p>
            <text:p text:style-name="P10">'Man och hustru <text:span text:style-name="T17">äro skyldiga …</text:span>' <text:span text:style-name="T17">är inledningsorden i femte kapitlet giftermålsbalken, och forsätter: '… varandra</text:span></text:p>
            <text:p text:style-name="P10"><text:span text:style-name="T13">The first </text:span>…<text:span text:style-name="T13"> is tagged IG, the second </text:span>…<text:span text:style-name="T13"> is tagged JG.</text:span></text:p>
          </table:table-cell>
          <table:table-cell table:style-name="Tabulka18.A2" office:value-type="string">
            <text:p text:style-name="P6">14</text:p>
          </table:table-cell>
          <table:table-cell table:style-name="Tabulka18.D2" office:value-type="string">
            <text:p text:style-name="P12">AuxG</text:p>
          </table:table-cell>
        </table:table-row>
        <table:table-row>
          <table:table-cell table:style-name="Tabulka18.A2" office:value-type="string">
            <text:p text:style-name="P1">JR</text:p>
          </table:table-cell>
          <table:table-cell table:style-name="Tabulka18.A2" office:value-type="string">
            <text:p text:style-name="P1">Second parenthesis</text:p>
          </table:table-cell>
          <table:table-cell table:style-name="Tabulka18.A2" office:value-type="string">
            <text:p text:style-name="P6">388</text:p>
          </table:table-cell>
          <table:table-cell table:style-name="Tabulka18.D2" office:value-type="string">
            <text:p text:style-name="P12">AuxG</text:p>
          </table:table-cell>
        </table:table-row>
        <table:table-row>
          <table:table-cell table:style-name="Tabulka18.A2" office:value-type="string">
            <text:p text:style-name="P1">JT</text:p>
          </table:table-cell>
          <table:table-cell table:style-name="Tabulka18.A2" office:value-type="string">
            <text:p text:style-name="P1">Second dash</text:p>
          </table:table-cell>
          <table:table-cell table:style-name="Tabulka18.A2" office:value-type="string">
            <text:p text:style-name="P6">82</text:p>
          </table:table-cell>
          <table:table-cell table:style-name="Tabulka18.D2" office:value-type="string">
            <text:p text:style-name="P12">AuxG</text:p>
          </table:table-cell>
        </table:table-row>
        <table:table-row>
          <table:table-cell table:style-name="Tabulka18.A2" office:value-type="string">
            <text:p text:style-name="P1">KA</text:p>
          </table:table-cell>
          <table:table-cell table:style-name="Tabulka18.A2" office:value-type="string">
            <text:p text:style-name="P1">Comparative adverbial</text:p>
          </table:table-cell>
          <table:table-cell table:style-name="Tabulka18.A2" office:value-type="string">
            <text:p text:style-name="P6">641</text:p>
          </table:table-cell>
          <table:table-cell table:style-name="Tabulka18.D2" office:value-type="string">
            <text:p text:style-name="P12">Adv</text:p>
          </table:table-cell>
        </table:table-row>
        <table:table-row>
          <table:table-cell table:style-name="Tabulka18.A2" office:value-type="string">
            <text:p text:style-name="P1">MA</text:p>
          </table:table-cell>
          <table:table-cell table:style-name="Tabulka18.A2" office:value-type="string">
            <text:p text:style-name="P1">Attitude adverbial</text:p>
          </table:table-cell>
          <table:table-cell table:style-name="Tabulka18.A2" office:value-type="string">
            <text:p text:style-name="P6">1603</text:p>
          </table:table-cell>
          <table:table-cell table:style-name="Tabulka18.D2" office:value-type="string">
            <text:p text:style-name="P12">Adv</text:p>
          </table:table-cell>
        </table:table-row>
        <table:table-row>
          <table:table-cell table:style-name="Tabulka18.A2" office:value-type="string">
            <text:p text:style-name="P1">MD</text:p>
          </table:table-cell>
          <table:table-cell table:style-name="Tabulka18.A2" office:value-type="string">
            <text:p text:style-name="P1">Undocumented tag. Modifier?</text:p>
            <text:p text:style-name="P1">Example (train/001.treex#26): subtree <text:span text:style-name="T9">den ena, eller b</text:span><text:span text:style-name="T19">å</text:span><text:span text:style-name="T9">da</text:span><text:span text:style-name="T13"> is tagged </text:span><text:soft-page-break/><text:span text:style-name="T13">MD.</text:span></text:p>
          </table:table-cell>
          <table:table-cell table:style-name="Tabulka18.A2" office:value-type="string">
            <text:p text:style-name="P6">9</text:p>
          </table:table-cell>
          <table:table-cell table:style-name="Tabulka18.D2" office:value-type="string">
            <text:p text:style-name="P12">Atr</text:p>
          </table:table-cell>
        </table:table-row>
        <table:table-row>
          <table:table-cell table:style-name="Tabulka18.A2" office:value-type="string">
            <text:p text:style-name="P1">MS</text:p>
          </table:table-cell>
          <table:table-cell table:style-name="Tabulka18.A2" office:value-type="string">
            <text:p text:style-name="P1">Macrosyntagm.</text:p>
            <text:p text:style-name="P1">Example (train/001.treex#10): <text:span text:style-name="T9">kommer</text:span><text:span text:style-name="T13"> in:</text:span></text:p>
            <text:p text:style-name="P10">Detta l<text:span text:style-name="T17">ö</text:span>ser problem men det kommer n<text:span text:style-name="T17">å</text:span>gra andra</text:p>
            <text:p text:style-name="P10"><text:span text:style-name="T13">“This solves the problem but there is no other”</text:span></text:p>
            <text:p text:style-name="P10"><text:span text:style-name="T13">Original tree: </text:span><text:span text:style-name="T17">löser</text:span><text:span text:style-name="T22">.</text:span><text:span text:style-name="T13">ROOT ( </text:span>kommer<text:span text:style-name="T13">.MS ( </text:span>men<text:span text:style-name="T13">.++ ) )</text:span></text:p>
            <text:p text:style-name="P10"><text:span text:style-name="T13">PDT style: </text:span>men<text:span text:style-name="T13">.Coord ( </text:span>l<text:span text:style-name="T17">ö</text:span>ser<text:span text:style-name="T13">.Pred_M, </text:span>kommer<text:span text:style-name="T13">.Pred_M )</text:span></text:p>
          </table:table-cell>
          <table:table-cell table:style-name="Tabulka18.A2" office:value-type="string">
            <text:p text:style-name="P6">1696</text:p>
          </table:table-cell>
          <table:table-cell table:style-name="Tabulka18.D2" office:value-type="string">
            <text:p text:style-name="P12">CoordArg</text:p>
          </table:table-cell>
        </table:table-row>
        <table:table-row>
          <table:table-cell table:style-name="Tabulka18.A2" office:value-type="string">
            <text:p text:style-name="P1">NA</text:p>
          </table:table-cell>
          <table:table-cell table:style-name="Tabulka18.A2" office:value-type="string">
            <text:p text:style-name="P1">Negation adverbial</text:p>
          </table:table-cell>
          <table:table-cell table:style-name="Tabulka18.A2" office:value-type="string">
            <text:p text:style-name="P6">1930</text:p>
          </table:table-cell>
          <table:table-cell table:style-name="Tabulka18.D2" office:value-type="string">
            <text:p text:style-name="P12">Adv</text:p>
          </table:table-cell>
        </table:table-row>
        <table:table-row>
          <table:table-cell table:style-name="Tabulka18.A2" office:value-type="string">
            <text:p text:style-name="P1">OA</text:p>
          </table:table-cell>
          <table:table-cell table:style-name="Tabulka18.A2" office:value-type="string">
            <text:p text:style-name="P1">Object adverbial</text:p>
          </table:table-cell>
          <table:table-cell table:style-name="Tabulka18.A2" office:value-type="string">
            <text:p text:style-name="P6">5359</text:p>
          </table:table-cell>
          <table:table-cell table:style-name="Tabulka18.D2" office:value-type="string">
            <text:p text:style-name="P12">Adv</text:p>
          </table:table-cell>
        </table:table-row>
        <table:table-row>
          <table:table-cell table:style-name="Tabulka18.A2" office:value-type="string">
            <text:p text:style-name="P1">OO</text:p>
          </table:table-cell>
          <table:table-cell table:style-name="Tabulka18.A2" office:value-type="string">
            <text:p text:style-name="P1">Other object</text:p>
          </table:table-cell>
          <table:table-cell table:style-name="Tabulka18.A2" office:value-type="string">
            <text:p text:style-name="P6">11290</text:p>
          </table:table-cell>
          <table:table-cell table:style-name="Tabulka18.D2" office:value-type="string">
            <text:p text:style-name="P12">Obj</text:p>
          </table:table-cell>
        </table:table-row>
        <table:table-row>
          <table:table-cell table:style-name="Tabulka18.A2" office:value-type="string">
            <text:p text:style-name="P1">PA</text:p>
          </table:table-cell>
          <table:table-cell table:style-name="Tabulka18.A2" office:value-type="string">
            <text:p text:style-name="P1">Complement of preposition</text:p>
          </table:table-cell>
          <table:table-cell table:style-name="Tabulka18.A2" office:value-type="string">
            <text:p text:style-name="P6">18327</text:p>
          </table:table-cell>
          <table:table-cell table:style-name="Tabulka18.D2" office:value-type="string">
            <text:p text:style-name="P9">Adv</text:p>
          </table:table-cell>
        </table:table-row>
        <table:table-row>
          <table:table-cell table:style-name="Tabulka18.A2" office:value-type="string">
            <text:p text:style-name="P1">PL</text:p>
          </table:table-cell>
          <table:table-cell table:style-name="Tabulka18.A2" office:value-type="string">
            <text:p text:style-name="P1">Verb particle</text:p>
          </table:table-cell>
          <table:table-cell table:style-name="Tabulka18.A2" office:value-type="string">
            <text:p text:style-name="P6">1875</text:p>
          </table:table-cell>
          <table:table-cell table:style-name="Tabulka18.D2" office:value-type="string">
            <text:p text:style-name="P9">AuxV</text:p>
          </table:table-cell>
        </table:table-row>
        <table:table-row>
          <table:table-cell table:style-name="Tabulka18.A2" office:value-type="string">
            <text:p text:style-name="P1">PR</text:p>
          </table:table-cell>
          <table:table-cell table:style-name="Tabulka18.A2" office:value-type="string">
            <text:p text:style-name="P1">Preposition</text:p>
          </table:table-cell>
          <table:table-cell table:style-name="Tabulka18.A2" office:value-type="string">
            <text:p text:style-name="P6">0</text:p>
          </table:table-cell>
          <table:table-cell table:style-name="Tabulka18.D2" office:value-type="string">
            <text:p text:style-name="P12">AuxP</text:p>
          </table:table-cell>
        </table:table-row>
        <table:table-row>
          <table:table-cell table:style-name="Tabulka18.A2" office:value-type="string">
            <text:p text:style-name="P1">PT</text:p>
          </table:table-cell>
          <table:table-cell table:style-name="Tabulka18.A2" office:value-type="string">
            <text:p text:style-name="P1">Predicative attribute.</text:p>
            <text:p text:style-name="P1">Example (train/001.treex#61): <text:span text:style-name="T19">själv</text:span><text:span text:style-name="T22">:</text:span></text:p>
            <text:p text:style-name="P10"><text:span text:style-name="T17">än sig själv</text:span></text:p>
            <text:p text:style-name="P10"><text:span text:style-name="T13">“than itself”</text:span></text:p>
          </table:table-cell>
          <table:table-cell table:style-name="Tabulka18.A2" office:value-type="string">
            <text:p text:style-name="P6">344</text:p>
          </table:table-cell>
          <table:table-cell table:style-name="Tabulka18.D2" office:value-type="string">
            <text:p text:style-name="P12">Atr</text:p>
          </table:table-cell>
        </table:table-row>
        <table:table-row>
          <table:table-cell table:style-name="Tabulka18.A2" office:value-type="string">
            <text:p text:style-name="P1">RA</text:p>
          </table:table-cell>
          <table:table-cell table:style-name="Tabulka18.A2" office:value-type="string">
            <text:p text:style-name="P1">Place adverbial</text:p>
          </table:table-cell>
          <table:table-cell table:style-name="Tabulka18.A2" office:value-type="string">
            <text:p text:style-name="P6">3747</text:p>
          </table:table-cell>
          <table:table-cell table:style-name="Tabulka18.D2" office:value-type="string">
            <text:p text:style-name="P12">Adv</text:p>
          </table:table-cell>
        </table:table-row>
        <table:table-row>
          <table:table-cell table:style-name="Tabulka18.A2" office:value-type="string">
            <text:p text:style-name="P1">ROOT</text:p>
          </table:table-cell>
          <table:table-cell table:style-name="Tabulka18.A2" office:value-type="string">
            <text:p text:style-name="P48">Root token (main verb or head noun if there is no verb; not the artificial root node)</text:p>
          </table:table-cell>
          <table:table-cell table:style-name="Tabulka18.A2" office:value-type="string">
            <text:p text:style-name="P6">11431</text:p>
          </table:table-cell>
          <table:table-cell table:style-name="Tabulka18.D2" office:value-type="string">
            <text:p text:style-name="P12">verb =&gt; Pred</text:p>
            <text:p text:style-name="P12">otherwise =&gt; ExD</text:p>
          </table:table-cell>
        </table:table-row>
        <table:table-row>
          <table:table-cell table:style-name="Tabulka18.A2" office:value-type="string">
            <text:p text:style-name="P1">SP</text:p>
          </table:table-cell>
          <table:table-cell table:style-name="Tabulka18.A2" office:value-type="string">
            <text:p text:style-name="P1">Subjective predicative complement</text:p>
          </table:table-cell>
          <table:table-cell table:style-name="Tabulka18.A2" office:value-type="string">
            <text:p text:style-name="P6">5223</text:p>
          </table:table-cell>
          <table:table-cell table:style-name="Tabulka18.D2" office:value-type="string">
            <text:p text:style-name="P12">Atv</text:p>
          </table:table-cell>
        </table:table-row>
        <table:table-row>
          <table:table-cell table:style-name="Tabulka18.A2" office:value-type="string">
            <text:p text:style-name="P1">SS</text:p>
          </table:table-cell>
          <table:table-cell table:style-name="Tabulka18.A2" office:value-type="string">
            <text:p text:style-name="P1">Other subject</text:p>
          </table:table-cell>
          <table:table-cell table:style-name="Tabulka18.A2" office:value-type="string">
            <text:p text:style-name="P6">19393</text:p>
          </table:table-cell>
          <table:table-cell table:style-name="Tabulka18.D2" office:value-type="string">
            <text:p text:style-name="P12">Sb</text:p>
          </table:table-cell>
        </table:table-row>
        <table:table-row>
          <table:table-cell table:style-name="Tabulka18.A2" office:value-type="string">
            <text:p text:style-name="P1">ST</text:p>
          </table:table-cell>
          <table:table-cell table:style-name="Tabulka18.A2" office:value-type="string">
            <text:p text:style-name="P1">Paragraph.</text:p>
            <text:p text:style-name="P8">??? (train/001.treex#320: <text:span text:style-name="T9">institution</text:span><text:span text:style-name="T13">)</text:span></text:p>
          </table:table-cell>
          <table:table-cell table:style-name="Tabulka18.A2" office:value-type="string">
            <text:p text:style-name="P6">8</text:p>
          </table:table-cell>
          <table:table-cell table:style-name="Tabulka18.D2" office:value-type="string">
            <text:p text:style-name="P12">ExD</text:p>
          </table:table-cell>
        </table:table-row>
        <table:table-row>
          <table:table-cell table:style-name="Tabulka18.A2" office:value-type="string">
            <text:p text:style-name="P1">TA</text:p>
          </table:table-cell>
          <table:table-cell table:style-name="Tabulka18.A2" office:value-type="string">
            <text:p text:style-name="P1">Time adverbial</text:p>
          </table:table-cell>
          <table:table-cell table:style-name="Tabulka18.A2" office:value-type="string">
            <text:p text:style-name="P6">4381</text:p>
          </table:table-cell>
          <table:table-cell table:style-name="Tabulka18.D2" office:value-type="string">
            <text:p text:style-name="P12">Adv</text:p>
          </table:table-cell>
        </table:table-row>
        <table:table-row>
          <table:table-cell table:style-name="Tabulka18.A2" office:value-type="string">
            <text:p text:style-name="P1">UK</text:p>
          </table:table-cell>
          <table:table-cell table:style-name="Tabulka18.A2" office:value-type="string">
            <text:p text:style-name="P1">Subordinating conjunction</text:p>
          </table:table-cell>
          <table:table-cell table:style-name="Tabulka18.A2" office:value-type="string">
            <text:p text:style-name="P6">5349</text:p>
          </table:table-cell>
          <table:table-cell table:style-name="Tabulka18.D2" office:value-type="string">
            <text:p text:style-name="P12">AuxC</text:p>
          </table:table-cell>
        </table:table-row>
        <table:table-row>
          <table:table-cell table:style-name="Tabulka18.A2" office:value-type="string">
            <text:p text:style-name="P1">VA</text:p>
          </table:table-cell>
          <table:table-cell table:style-name="Tabulka18.A2" office:value-type="string">
            <text:p text:style-name="P1">Varslande adverbial</text:p>
          </table:table-cell>
          <table:table-cell table:style-name="Tabulka18.A2" office:value-type="string">
            <text:p text:style-name="P6">288</text:p>
          </table:table-cell>
          <table:table-cell table:style-name="Tabulka18.D2" office:value-type="string">
            <text:p text:style-name="P12">Adv<text:soft-page-break/></text:p>
          </table:table-cell>
        </table:table-row>
        <table:table-row>
          <table:table-cell table:style-name="Tabulka18.A2" office:value-type="string">
            <text:p text:style-name="P1">VG</text:p>
          </table:table-cell>
          <table:table-cell table:style-name="Tabulka18.A2" office:value-type="string">
            <text:p text:style-name="P1">Verb group</text:p>
          </table:table-cell>
          <table:table-cell table:style-name="Tabulka18.A2" office:value-type="string">
            <text:p text:style-name="P6">5301</text:p>
          </table:table-cell>
          <table:table-cell table:style-name="Tabulka18.D2" office:value-type="string">
            <text:p text:style-name="P12">Atv</text:p>
          </table:table-cell>
        </table:table-row>
        <table:table-row>
          <table:table-cell table:style-name="Tabulka18.A2" office:value-type="string">
            <text:p text:style-name="P1">VO</text:p>
          </table:table-cell>
          <table:table-cell table:style-name="Tabulka18.A2" office:value-type="string">
            <text:p text:style-name="P1">Infinitive object complement.</text:p>
            <text:p text:style-name="P10">vara<text:span text:style-name="T13">.VO (train/001.treex#43):</text:span></text:p>
            <text:p text:style-name="P10">I vissa fall anser man <text:span text:style-name="T17">förtjänsten </text:span>vara <text:span text:style-name="T17">värd </text:span>en om<text:span text:style-name="T17">sväng</text:span>ning i attityden.</text:p>
            <text:p text:style-name="P10"><text:span text:style-name="T13">“In some cases one considers the earnings to be worth a shift in attitude.”</text:span></text:p>
          </table:table-cell>
          <table:table-cell table:style-name="Tabulka18.A2" office:value-type="string">
            <text:p text:style-name="P6">121</text:p>
          </table:table-cell>
          <table:table-cell table:style-name="Tabulka18.D2" office:value-type="string">
            <text:p text:style-name="P12">Obj</text:p>
          </table:table-cell>
        </table:table-row>
        <table:table-row>
          <table:table-cell table:style-name="Tabulka18.A2" office:value-type="string">
            <text:p text:style-name="P1">VS</text:p>
          </table:table-cell>
          <table:table-cell table:style-name="Tabulka18.A2" office:value-type="string">
            <text:p text:style-name="P1">Infinitive subject complement.</text:p>
            <text:p text:style-name="P10">vara<text:span text:style-name="T13">.VS (train/001.treex#406):</text:span></text:p>
            <text:p text:style-name="P10">familjen <text:span text:style-name="T17">sägs </text:span>i artikeln vara en social institution</text:p>
            <text:p text:style-name="P10"><text:span text:style-name="T13">“family is said in the article to be a social institution”</text:span></text:p>
          </table:table-cell>
          <table:table-cell table:style-name="Tabulka18.A2" office:value-type="string">
            <text:p text:style-name="P6">102</text:p>
          </table:table-cell>
          <table:table-cell table:style-name="Tabulka18.D2" office:value-type="string">
            <text:p text:style-name="P12">Obj</text:p>
          </table:table-cell>
        </table:table-row>
        <table:table-row>
          <table:table-cell table:style-name="Tabulka18.A2" office:value-type="string">
            <text:p text:style-name="P1">XA</text:p>
          </table:table-cell>
          <table:table-cell table:style-name="Tabulka18.A2" office:value-type="string">
            <text:p text:style-name="P1">Expressions like <text:span text:style-name="T9">så att s</text:span><text:span text:style-name="T19">ä</text:span><text:span text:style-name="T9">ga</text:span><text:span text:style-name="T13"> (“so to speak”).</text:span></text:p>
            <text:p text:style-name="P1"><text:span text:style-name="T13">DZ: I found in PDT </text:span><text:span text:style-name="T19">takřka</text:span><text:span text:style-name="T22"> </text:span><text:span text:style-name="T13">tagged AuxZ; found </text:span><text:span text:style-name="T19">tak říkajíc</text:span><text:span text:style-name="T22"> </text:span><text:span text:style-name="T13">tagged Adv.</text:span></text:p>
          </table:table-cell>
          <table:table-cell table:style-name="Tabulka18.A2" office:value-type="string">
            <text:p text:style-name="P6">57</text:p>
          </table:table-cell>
          <table:table-cell table:style-name="Tabulka18.D2" office:value-type="string">
            <text:p text:style-name="P12">AuxZ</text:p>
          </table:table-cell>
        </table:table-row>
        <table:table-row>
          <table:table-cell table:style-name="Tabulka18.A2" office:value-type="string">
            <text:p text:style-name="P1">XF</text:p>
          </table:table-cell>
          <table:table-cell table:style-name="Tabulka18.A2" office:value-type="string">
            <text:p text:style-name="P1">Fundament phrase.</text:p>
            <text:p text:style-name="P10">från<text:span text:style-name="T13"> (train/004.treex#64):</text:span></text:p>
            <text:p text:style-name="P17">Från denna <text:span text:style-name="T2">fria v</text:span>ä<text:span text:style-name="T2">rld</text:span></text:p>
            <text:p text:style-name="P17"><text:span text:style-name="T4">“From this free world”</text:span></text:p>
            <text:p text:style-name="P17"><text:span text:style-name="T4">HV: Can have virtually any grammatical function, hard to guess (maybe heuristics from tag?)</text:span></text:p>
          </table:table-cell>
          <table:table-cell table:style-name="Tabulka18.A2" office:value-type="string">
            <text:p text:style-name="P6">22</text:p>
          </table:table-cell>
          <table:table-cell table:style-name="Tabulka18.D2" office:value-type="string">
            <text:p text:style-name="P12"/>
          </table:table-cell>
        </table:table-row>
        <table:table-row>
          <table:table-cell table:style-name="Tabulka18.A67" office:value-type="string">
            <text:p text:style-name="P1">XT</text:p>
          </table:table-cell>
          <table:table-cell table:style-name="Tabulka18.A67" office:value-type="string">
            <text:p text:style-name="P1">Expressions like <text:span text:style-name="T9">så kallad</text:span><text:span text:style-name="T13"> (“so called”). As </text:span><text:span text:style-name="T9">tzv</text:span><text:span text:style-name="T13"> in PDT.</text:span></text:p>
          </table:table-cell>
          <table:table-cell table:style-name="Tabulka18.A67" office:value-type="string">
            <text:p text:style-name="P6">99</text:p>
          </table:table-cell>
          <table:table-cell table:style-name="Tabulka18.D67" office:value-type="string">
            <text:p text:style-name="P12">Atr</text:p>
          </table:table-cell>
        </table:table-row>
        <table:table-row>
          <table:table-cell table:style-name="Tabulka18.A2" office:value-type="string">
            <text:p text:style-name="P1">XX</text:p>
          </table:table-cell>
          <table:table-cell table:style-name="Tabulka18.A2" office:value-type="string">
            <text:p text:style-name="P1">Unclassifiable grammatical function</text:p>
          </table:table-cell>
          <table:table-cell table:style-name="Tabulka18.A2" office:value-type="string">
            <text:p text:style-name="P6">413</text:p>
          </table:table-cell>
          <table:table-cell table:style-name="Tabulka18.D2" office:value-type="string">
            <text:p text:style-name="P12">ExD</text:p>
          </table:table-cell>
        </table:table-row>
        <table:table-row>
          <table:table-cell table:style-name="Tabulka18.A2" office:value-type="string">
            <text:p text:style-name="P1">YY</text:p>
          </table:table-cell>
          <table:table-cell table:style-name="Tabulka18.A2" office:value-type="string">
            <text:p text:style-name="P1">Interjection phrase</text:p>
          </table:table-cell>
          <table:table-cell table:style-name="Tabulka18.A2" office:value-type="string">
            <text:p text:style-name="P6">0</text:p>
          </table:table-cell>
          <table:table-cell table:style-name="Tabulka18.D2" office:value-type="string">
            <text:p text:style-name="P12"/>
          </table:table-cell>
        </table:table-row>
      </table:table>
      <text:h text:style-name="P35" text:outline-level="1">Turkish</text:h>
      <text:p text:style-name="P1">The data come from the METU-Sabanci Treebank as converted for the CoNLL 2007 shared task. (See <text:a xlink:type="simple" xlink:href="https://wiki.ufal.ms.mff.cuni.cz/user:zeman:treebanks:tr">https://wiki.ufal.ms.mff.cuni.cz/user:zeman:treebanks:tr</text:a>.) There are 25 distinct afun values in the data.</text:p>
      <table:table table:name="Tabulka19" table:style-name="Tabulka19">
        <table:table-column table:style-name="Tabulka19.A"/>
        <table:table-column table:style-name="Tabulka19.B"/>
        <table:table-column table:style-name="Tabulka19.C"/>
        <table:table-column table:style-name="Tabulka19.D"/>
        <table:table-header-rows>
          <table:table-row>
            <table:table-cell table:style-name="Tabulka19.A1" office:value-type="string">
              <text:p text:style-name="P2">Input tag</text:p>
            </table:table-cell>
            <table:table-cell table:style-name="Tabulka19.A1" office:value-type="string">
              <text:p text:style-name="P2">Meaning</text:p>
            </table:table-cell>
            <table:table-cell table:style-name="Tabulka19.A1" office:value-type="string">
              <text:p text:style-name="P3">Frequency</text:p>
            </table:table-cell>
            <table:table-cell table:style-name="Tabulka19.D1" office:value-type="string">
              <text:p text:style-name="P5">Output tag</text:p>
            </table:table-cell>
          </table:table-row>
        </table:table-header-rows>
        <table:table-row>
          <table:table-cell table:style-name="Tabulka19.A2" office:value-type="string">
            <text:p text:style-name="P1">ABLATIVE.ADJUNCT</text:p>
          </table:table-cell>
          <table:table-cell table:style-name="Tabulka19.A2" office:value-type="string">
            <text:p text:style-name="P1">Ablative adjunct</text:p>
          </table:table-cell>
          <table:table-cell table:style-name="Tabulka19.A2" office:value-type="string">
            <text:p text:style-name="P6">568</text:p>
          </table:table-cell>
          <table:table-cell table:style-name="Tabulka19.D2" office:value-type="string">
            <text:p text:style-name="P12">Adv</text:p>
          </table:table-cell>
        </table:table-row>
        <table:table-row>
          <table:table-cell table:style-name="Tabulka19.A2" office:value-type="string">
            <text:p text:style-name="P1">APPOSITION</text:p>
          </table:table-cell>
          <table:table-cell table:style-name="Tabulka19.A2" office:value-type="string">
            <text:p text:style-name="P1">Apposition</text:p>
          </table:table-cell>
          <table:table-cell table:style-name="Tabulka19.A2" office:value-type="string">
            <text:p text:style-name="P6">203</text:p>
          </table:table-cell>
          <table:table-cell table:style-name="Tabulka19.D2" office:value-type="string">
            <text:p text:style-name="P9">Apos</text:p>
          </table:table-cell>
        </table:table-row>
        <table:table-row>
          <table:table-cell table:style-name="Tabulka19.A2" office:value-type="string">
            <text:p text:style-name="P1">CLASSIFIER</text:p>
          </table:table-cell>
          <table:table-cell table:style-name="Tabulka19.A2" office:value-type="string">
            <text:p text:style-name="P1">Classifier</text:p>
          </table:table-cell>
          <table:table-cell table:style-name="Tabulka19.A2" office:value-type="string">
            <text:p text:style-name="P6">2273</text:p>
          </table:table-cell>
          <table:table-cell table:style-name="Tabulka19.D2" office:value-type="string">
            <text:p text:style-name="P12">Atr</text:p>
          </table:table-cell>
        </table:table-row>
        <table:table-row>
          <table:table-cell table:style-name="Tabulka19.A2" office:value-type="string">
            <text:p text:style-name="P1">COLLOCATION</text:p>
          </table:table-cell>
          <table:table-cell table:style-name="Tabulka19.A2" office:value-type="string">
            <text:p text:style-name="P1">Collocation</text:p>
          </table:table-cell>
          <table:table-cell table:style-name="Tabulka19.A2" office:value-type="string">
            <text:p text:style-name="P6">92</text:p>
          </table:table-cell>
          <table:table-cell table:style-name="Tabulka19.D2" office:value-type="string">
            <text:p text:style-name="P12">Atr</text:p>
          </table:table-cell>
        </table:table-row>
        <table:table-row>
          <table:table-cell table:style-name="Tabulka19.A2" office:value-type="string">
            <text:p text:style-name="P1">COORDINATION</text:p>
          </table:table-cell>
          <table:table-cell table:style-name="Tabulka19.A2" office:value-type="string">
            <text:p text:style-name="P1">Coordination</text:p>
          </table:table-cell>
          <table:table-cell table:style-name="Tabulka19.A2" office:value-type="string">
            <text:p text:style-name="P6">2662</text:p>
          </table:table-cell>
          <table:table-cell table:style-name="Tabulka19.D2" office:value-type="string">
            <text:p text:style-name="P12">Coord</text:p>
          </table:table-cell>
        </table:table-row>
        <table:table-row>
          <table:table-cell table:style-name="Tabulka19.A2" office:value-type="string">
            <text:p text:style-name="P1">DATIVE.ADJUNCT</text:p>
          </table:table-cell>
          <table:table-cell table:style-name="Tabulka19.A2" office:value-type="string">
            <text:p text:style-name="P1">Dative adjunct</text:p>
          </table:table-cell>
          <table:table-cell table:style-name="Tabulka19.A2" office:value-type="string">
            <text:p text:style-name="P6">1525</text:p>
          </table:table-cell>
          <table:table-cell table:style-name="Tabulka19.D2" office:value-type="string">
            <text:p text:style-name="P12">Adv</text:p>
          </table:table-cell>
        </table:table-row>
        <table:table-row>
          <table:table-cell table:style-name="Tabulka19.A2" office:value-type="string">
            <text:p text:style-name="P1">DERIV</text:p>
          </table:table-cell>
          <table:table-cell table:style-name="Tabulka19.A2" office:value-type="string">
            <text:p text:style-name="P1"/>
          </table:table-cell>
          <table:table-cell table:style-name="Tabulka19.A2" office:value-type="string">
            <text:p text:style-name="P6">12092</text:p>
          </table:table-cell>
          <table:table-cell table:style-name="Tabulka19.D2" office:value-type="string">
            <text:p text:style-name="P12">Atr</text:p>
          </table:table-cell>
        </table:table-row>
        <table:table-row>
          <table:table-cell table:style-name="Tabulka19.A2" office:value-type="string">
            <text:p text:style-name="P1">DETERMINER</text:p>
          </table:table-cell>
          <table:table-cell table:style-name="Tabulka19.A2" office:value-type="string">
            <text:p text:style-name="P1">Determiner</text:p>
          </table:table-cell>
          <table:table-cell table:style-name="Tabulka19.A2" office:value-type="string">
            <text:p text:style-name="P6">2147</text:p>
          </table:table-cell>
          <table:table-cell table:style-name="Tabulka19.D2" office:value-type="string">
            <text:p text:style-name="P9">AuxA</text:p>
          </table:table-cell>
        </table:table-row>
        <table:table-row>
          <table:table-cell table:style-name="Tabulka19.A2" office:value-type="string">
            <text:p text:style-name="P1">EQU.ADJUNCT</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ETOL</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FOCUS.PARTICLE</text:p>
          </table:table-cell>
          <table:table-cell table:style-name="Tabulka19.A2" office:value-type="string">
            <text:p text:style-name="P1">Focus particle</text:p>
          </table:table-cell>
          <table:table-cell table:style-name="Tabulka19.A2" office:value-type="string">
            <text:p text:style-name="P6">23</text:p>
          </table:table-cell>
          <table:table-cell table:style-name="Tabulka19.D2" office:value-type="string">
            <text:p text:style-name="P12">AuxZ</text:p>
          </table:table-cell>
        </table:table-row>
        <table:table-row>
          <table:table-cell table:style-name="Tabulka19.A2" office:value-type="string">
            <text:p text:style-name="P1">INSTRUMENTAL.ADJUNCT</text:p>
          </table:table-cell>
          <table:table-cell table:style-name="Tabulka19.A2" office:value-type="string">
            <text:p text:style-name="P1">Instrumental adjunct</text:p>
          </table:table-cell>
          <table:table-cell table:style-name="Tabulka19.A2" office:value-type="string">
            <text:p text:style-name="P6">289</text:p>
          </table:table-cell>
          <table:table-cell table:style-name="Tabulka19.D2" office:value-type="string">
            <text:p text:style-name="P12">Adv</text:p>
          </table:table-cell>
        </table:table-row>
        <table:table-row>
          <table:table-cell table:style-name="Tabulka19.A2" office:value-type="string">
            <text:p text:style-name="P1">INTENSIFIER</text:p>
          </table:table-cell>
          <table:table-cell table:style-name="Tabulka19.A2" office:value-type="string">
            <text:p text:style-name="P1">Intensifier</text:p>
          </table:table-cell>
          <table:table-cell table:style-name="Tabulka19.A2" office:value-type="string">
            <text:p text:style-name="P6">950</text:p>
          </table:table-cell>
          <table:table-cell table:style-name="Tabulka19.D2" office:value-type="string">
            <text:p text:style-name="P12">AuxZ</text:p>
          </table:table-cell>
        </table:table-row>
        <table:table-row>
          <table:table-cell table:style-name="Tabulka19.A2" office:value-type="string">
            <text:p text:style-name="P1">LOCATIVE.ADJUNCT</text:p>
          </table:table-cell>
          <table:table-cell table:style-name="Tabulka19.A2" office:value-type="string">
            <text:p text:style-name="P1">Locative adjunct</text:p>
          </table:table-cell>
          <table:table-cell table:style-name="Tabulka19.A2" office:value-type="string">
            <text:p text:style-name="P6">1249</text:p>
          </table:table-cell>
          <table:table-cell table:style-name="Tabulka19.D2" office:value-type="string">
            <text:p text:style-name="P12">Adv</text:p>
          </table:table-cell>
        </table:table-row>
        <table:table-row>
          <table:table-cell table:style-name="Tabulka19.A2" office:value-type="string">
            <text:p text:style-name="P1">MODIFIER</text:p>
          </table:table-cell>
          <table:table-cell table:style-name="Tabulka19.A2" office:value-type="string">
            <text:p text:style-name="P1">Modifier</text:p>
          </table:table-cell>
          <table:table-cell table:style-name="Tabulka19.A2" office:value-type="string">
            <text:p text:style-name="P6">12605</text:p>
          </table:table-cell>
          <table:table-cell table:style-name="Tabulka19.D2" office:value-type="string">
            <text:p text:style-name="P12">adverb =&gt; Adv</text:p>
            <text:p text:style-name="P12">otherwise =&gt; Atr</text:p>
          </table:table-cell>
        </table:table-row>
        <table:table-row>
          <table:table-cell table:style-name="Tabulka19.A2" office:value-type="string">
            <text:p text:style-name="P1">NEGATIVE.PARTICLE</text:p>
          </table:table-cell>
          <table:table-cell table:style-name="Tabulka19.A2" office:value-type="string">
            <text:p text:style-name="P1">Negative particle</text:p>
          </table:table-cell>
          <table:table-cell table:style-name="Tabulka19.A2" office:value-type="string">
            <text:p text:style-name="P6">20</text:p>
          </table:table-cell>
          <table:table-cell table:style-name="Tabulka19.D2" office:value-type="string">
            <text:p text:style-name="P12">Adv</text:p>
          </table:table-cell>
        </table:table-row>
        <table:table-row>
          <table:table-cell table:style-name="Tabulka19.A2" office:value-type="string">
            <text:p text:style-name="P1">OBJECT</text:p>
          </table:table-cell>
          <table:table-cell table:style-name="Tabulka19.A2" office:value-type="string">
            <text:p text:style-name="P1">Object</text:p>
          </table:table-cell>
          <table:table-cell table:style-name="Tabulka19.A2" office:value-type="string">
            <text:p text:style-name="P6">8800</text:p>
          </table:table-cell>
          <table:table-cell table:style-name="Tabulka19.D2" office:value-type="string">
            <text:p text:style-name="P12">parent is preposition =&gt; <text:span text:style-name="T8">Atr</text:span></text:p>
            <text:p text:style-name="P12">otherwise =&gt; Obj</text:p>
          </table:table-cell>
        </table:table-row>
        <table:table-row>
          <table:table-cell table:style-name="Tabulka19.A2" office:value-type="string">
            <text:p text:style-name="P1">POSSESSOR</text:p>
          </table:table-cell>
          <table:table-cell table:style-name="Tabulka19.A2" office:value-type="string">
            <text:p text:style-name="P1">Possessor</text:p>
          </table:table-cell>
          <table:table-cell table:style-name="Tabulka19.A2" office:value-type="string">
            <text:p text:style-name="P6">1632</text:p>
          </table:table-cell>
          <table:table-cell table:style-name="Tabulka19.D2" office:value-type="string">
            <text:p text:style-name="P12">Atr</text:p>
          </table:table-cell>
        </table:table-row>
        <table:table-row>
          <table:table-cell table:style-name="Tabulka19.A2" office:value-type="string">
            <text:p text:style-name="P1">QUESTION.PARTICLE</text:p>
          </table:table-cell>
          <table:table-cell table:style-name="Tabulka19.A2" office:value-type="string">
            <text:p text:style-name="P1">Question particle</text:p>
          </table:table-cell>
          <table:table-cell table:style-name="Tabulka19.A2" office:value-type="string">
            <text:p text:style-name="P6">279</text:p>
          </table:table-cell>
          <table:table-cell table:style-name="Tabulka19.D2" office:value-type="string">
            <text:p text:style-name="P12">Atr</text:p>
          </table:table-cell>
        </table:table-row>
        <text:soft-page-break/>
        <table:table-row>
          <table:table-cell table:style-name="Tabulka19.A2" office:value-type="string">
            <text:p text:style-name="P1">RELATIVIZER</text:p>
          </table:table-cell>
          <table:table-cell table:style-name="Tabulka19.A2" office:value-type="string">
            <text:p text:style-name="P1">Relativizer</text:p>
          </table:table-cell>
          <table:table-cell table:style-name="Tabulka19.A2" office:value-type="string">
            <text:p text:style-name="P6">87</text:p>
          </table:table-cell>
          <table:table-cell table:style-name="Tabulka19.D2" office:value-type="string">
            <text:p text:style-name="P12">Atr</text:p>
          </table:table-cell>
        </table:table-row>
        <table:table-row>
          <table:table-cell table:style-name="Tabulka19.A2" office:value-type="string">
            <text:p text:style-name="P1">ROOT</text:p>
          </table:table-cell>
          <table:table-cell table:style-name="Tabulka19.A2" office:value-type="string">
            <text:p text:style-name="P48">Root token (main verb or head noun if there is no verb; not the artificial root node)</text:p>
          </table:table-cell>
          <table:table-cell table:style-name="Tabulka19.A2" office:value-type="string">
            <text:p text:style-name="P6">8782</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MODIFIER</text:p>
          </table:table-cell>
          <table:table-cell table:style-name="Tabulka19.A2" office:value-type="string">
            <text:p text:style-name="P1"/>
          </table:table-cell>
          <table:table-cell table:style-name="Tabulka19.A2" office:value-type="string">
            <text:p text:style-name="P6">640</text:p>
          </table:table-cell>
          <table:table-cell table:style-name="Tabulka19.D2" office:value-type="string">
            <text:p text:style-name="P12">Atr</text:p>
          </table:table-cell>
        </table:table-row>
        <table:table-row>
          <table:table-cell table:style-name="Tabulka19.A2" office:value-type="string">
            <text:p text:style-name="P1">SENTENCE</text:p>
          </table:table-cell>
          <table:table-cell table:style-name="Tabulka19.A2" office:value-type="string">
            <text:p text:style-name="P1"/>
          </table:table-cell>
          <table:table-cell table:style-name="Tabulka19.A2" office:value-type="string">
            <text:p text:style-name="P6">7637</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UBJECT</text:p>
          </table:table-cell>
          <table:table-cell table:style-name="Tabulka19.A2" office:value-type="string">
            <text:p text:style-name="P1">Subject</text:p>
          </table:table-cell>
          <table:table-cell table:style-name="Tabulka19.A2" office:value-type="string">
            <text:p text:style-name="P6">4856</text:p>
          </table:table-cell>
          <table:table-cell table:style-name="Tabulka19.D2" office:value-type="string">
            <text:p text:style-name="P12">Sb</text:p>
          </table:table-cell>
        </table:table-row>
        <table:table-row>
          <table:table-cell table:style-name="Tabulka19.A2" office:value-type="string">
            <text:p text:style-name="P1">VOCATIVE</text:p>
          </table:table-cell>
          <table:table-cell table:style-name="Tabulka19.A2" office:value-type="string">
            <text:p text:style-name="P1">Vocative</text:p>
          </table:table-cell>
          <table:table-cell table:style-name="Tabulka19.A2" office:value-type="string">
            <text:p text:style-name="P6">252</text:p>
          </table:table-cell>
          <table:table-cell table:style-name="Tabulka19.D2" office:value-type="string">
            <text:p text:style-name="P12">Atr</text:p>
          </table:table-cell>
        </table:table-row>
      </table:table>
      <text:p text:style-name="P1"/>
      <text:p text:style-name="P1">Besides the input dependency relation labels, morphosyntactic tags also play a role:</text:p>
      <text:p text:style-name="P1">Preposition =&gt; AuxP</text:p>
      <text:p text:style-name="P1">Subordinating conjunction =&gt; Aux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20T14:59:27.06</dc:date>
    <dc:creator>Daniel Zeman</dc:creator>
    <meta:editing-duration>P2DT20H37M9S</meta:editing-duration>
    <meta:editing-cycles>216</meta:editing-cycles>
    <meta:generator>LibreOffice/3.5$Windows_x86 LibreOffice_project/7122e39-92ed229-498d286-15e43b4-d70da21</meta:generator>
    <meta:document-statistic meta:table-count="29" meta:image-count="0" meta:object-count="0" meta:page-count="81" meta:paragraph-count="3789" meta:word-count="11933" meta:character-count="67625" meta:non-whitespace-character-count="59387"/>
  </office:meta>
</office:document-meta>
</file>